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9" style:family="table">
      <style:table-properties style:width="7.4944in" table:align="left"/>
    </style:style>
    <style:style style:name="Table9.A" style:family="table-column">
      <style:table-column-properties style:column-width="1.5819in"/>
    </style:style>
    <style:style style:name="Table9.B" style:family="table-column">
      <style:table-column-properties style:column-width="2.691in"/>
    </style:style>
    <style:style style:name="Table9.C" style:family="table-column">
      <style:table-column-properties style:column-width="3.2215in"/>
    </style:style>
    <style:style style:name="Table9.A1" style:family="table-cell">
      <style:table-cell-properties style:vertical-align="middle" fo:padding="0.0194in" fo:border="none"/>
    </style:style>
    <style:style style:name="Table5" style:family="table">
      <style:table-properties style:width="7.4944in" table:align="left"/>
    </style:style>
    <style:style style:name="Table5.A" style:family="table-column">
      <style:table-column-properties style:column-width="1.584in"/>
    </style:style>
    <style:style style:name="Table5.B" style:family="table-column">
      <style:table-column-properties style:column-width="2.6889in"/>
    </style:style>
    <style:style style:name="Table5.C" style:family="table-column">
      <style:table-column-properties style:column-width="3.2215in"/>
    </style:style>
    <style:style style:name="Table5.A1" style:family="table-cell">
      <style:table-cell-properties style:vertical-align="middle" fo:padding="0.0194in" fo:border="none"/>
    </style:style>
    <style:style style:name="Table6" style:family="table">
      <style:table-properties style:width="7.4944in" table:align="left"/>
    </style:style>
    <style:style style:name="Table6.A" style:family="table-column">
      <style:table-column-properties style:column-width="1.5819in"/>
    </style:style>
    <style:style style:name="Table6.B" style:family="table-column">
      <style:table-column-properties style:column-width="2.691in"/>
    </style:style>
    <style:style style:name="Table6.C" style:family="table-column">
      <style:table-column-properties style:column-width="3.2215in"/>
    </style:style>
    <style:style style:name="Table6.A1" style:family="table-cell">
      <style:table-cell-properties style:vertical-align="middle" fo:padding="0.0194in" fo:border="none"/>
    </style:style>
    <style:style style:name="Table7" style:family="table">
      <style:table-properties style:width="7.4944in" table:align="left"/>
    </style:style>
    <style:style style:name="Table7.A" style:family="table-column">
      <style:table-column-properties style:column-width="1.5819in"/>
    </style:style>
    <style:style style:name="Table7.B" style:family="table-column">
      <style:table-column-properties style:column-width="2.691in"/>
    </style:style>
    <style:style style:name="Table7.C" style:family="table-column">
      <style:table-column-properties style:column-width="3.2215in"/>
    </style:style>
    <style:style style:name="Table7.A1" style:family="table-cell">
      <style:table-cell-properties style:vertical-align="middle" fo:padding="0.0194in" fo:border="none"/>
    </style:style>
    <style:style style:name="Table8" style:family="table">
      <style:table-properties style:width="7.5229in" fo:margin-left="0in" table:align="left"/>
    </style:style>
    <style:style style:name="Table8.A" style:family="table-column">
      <style:table-column-properties style:column-width="1.5819in"/>
    </style:style>
    <style:style style:name="Table8.B" style:family="table-column">
      <style:table-column-properties style:column-width="2.691in"/>
    </style:style>
    <style:style style:name="Table8.C" style:family="table-column">
      <style:table-column-properties style:column-width="3.25in"/>
    </style:style>
    <style:style style:name="Table8.A1" style:family="table-cell">
      <style:table-cell-properties style:vertical-align="middle" fo:padding="0.0194in" fo:border="none"/>
    </style:style>
    <style:style style:name="Table10" style:family="table">
      <style:table-properties style:width="7.4944in" table:align="left"/>
    </style:style>
    <style:style style:name="Table10.A" style:family="table-column">
      <style:table-column-properties style:column-width="1.5819in"/>
    </style:style>
    <style:style style:name="Table10.B" style:family="table-column">
      <style:table-column-properties style:column-width="2.691in"/>
    </style:style>
    <style:style style:name="Table10.C" style:family="table-column">
      <style:table-column-properties style:column-width="3.2215in"/>
    </style:style>
    <style:style style:name="Table10.A1" style:family="table-cell">
      <style:table-cell-properties style:vertical-align="middle" fo:padding="0.0194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Table3" style:family="table">
      <style:table-properties style:width="7.4944in" table:align="left"/>
    </style:style>
    <style:style style:name="Table3.A" style:family="table-column">
      <style:table-column-properties style:column-width="3.8069in"/>
    </style:style>
    <style:style style:name="Table3.B" style:family="table-column">
      <style:table-column-properties style:column-width="3.6875in"/>
    </style:style>
    <style:style style:name="Table3.A1" style:family="table-cell">
      <style:table-cell-properties fo:padding="0in" fo:border="none"/>
    </style:style>
    <style:style style:name="Table3.B1" style:family="table-cell">
      <style:table-cell-properties fo:padding="0.0625in" fo:border="none"/>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4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4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47"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9"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0"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1"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52"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4"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5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7"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2"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5"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a7993" officeooo:paragraph-rsid="01a912b9" style:font-size-asian="12pt" style:font-weight-asian="normal" style:font-size-complex="12pt" style:font-weight-complex="normal"/>
    </style:style>
    <style:style style:name="P6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68" style:family="paragraph" style:parent-style-name="Standard">
      <style:text-properties fo:color="#000000" loext:opacity="100%" officeooo:paragraph-rsid="007ce328"/>
    </style:style>
    <style:style style:name="P69"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70" style:family="paragraph" style:parent-style-name="Standard">
      <style:text-properties fo:color="#000000" loext:opacity="100%" officeooo:paragraph-rsid="001623b3"/>
    </style:style>
    <style:style style:name="P71" style:family="paragraph" style:parent-style-name="Text_20_body">
      <style:text-properties fo:color="#000000" loext:opacity="100%" officeooo:paragraph-rsid="001623b3"/>
    </style:style>
    <style:style style:name="P7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6" style:family="paragraph" style:parent-style-name="Quotations">
      <style:paragraph-properties fo:margin-left="0in" fo:margin-right="0.3937in" fo:text-indent="0in" style:auto-text-indent="false"/>
      <style:text-properties officeooo:paragraph-rsid="001623b3"/>
    </style:style>
    <style:style style:name="P77"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7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79"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0"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81"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912b9" officeooo:paragraph-rsid="01c4e2de" style:font-size-asian="12pt" style:font-weight-asian="normal" style:font-size-complex="12pt" style:font-weight-complex="normal"/>
    </style:style>
    <style:style style:name="P8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912b9" officeooo:paragraph-rsid="01a912b9" style:font-size-asian="12pt" style:font-weight-asian="normal" style:font-size-complex="12pt" style:font-weight-complex="normal"/>
    </style:style>
    <style:style style:name="P8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a7993" officeooo:paragraph-rsid="01c4e2de" style:font-size-asian="12pt" style:font-weight-asian="normal" style:font-size-complex="12pt" style:font-weight-complex="normal"/>
    </style:style>
    <style:style style:name="P85" style:family="paragraph" style:parent-style-name="Quotations" style:list-style-name="L2"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6"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7"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8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8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33a14" style:font-size-asian="12pt" style:font-weight-asian="normal" style:font-size-complex="12pt" style:font-weight-complex="normal"/>
    </style:style>
    <style:style style:name="P9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ca91b" style:font-size-asian="12pt" style:font-weight-asian="normal" style:font-size-complex="12pt" style:font-weight-complex="normal"/>
    </style:style>
    <style:style style:name="P9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6"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8ed755" style:font-size-asian="12pt" style:font-weight-asian="normal" style:font-size-complex="12pt" style:font-weight-complex="normal"/>
    </style:style>
    <style:style style:name="P98"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b5c26f" style:font-size-asian="12pt" style:font-weight-asian="normal" style:font-size-complex="12pt" style:font-weight-complex="normal"/>
    </style:style>
    <style:style style:name="P99"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c1308" officeooo:paragraph-rsid="019c1308" style:font-size-asian="12pt" style:font-weight-asian="normal" style:font-size-complex="12pt" style:font-weight-complex="normal"/>
    </style:style>
    <style:style style:name="P100"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ecdcd" officeooo:paragraph-rsid="019ecdcd" style:font-size-asian="12pt" style:font-weight-asian="normal" style:font-size-complex="12pt" style:font-weight-complex="normal"/>
    </style:style>
    <style:style style:name="P101"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2"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3bd3" style:font-size-asian="12pt" style:font-weight-asian="normal" style:font-size-complex="12pt" style:font-weight-complex="normal"/>
    </style:style>
    <style:style style:name="P103"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4"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fac7" style:font-size-asian="12pt" style:font-weight-asian="normal" style:font-size-complex="12pt" style:font-weight-complex="normal"/>
    </style:style>
    <style:style style:name="P105"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b7ccc5" officeooo:paragraph-rsid="01b7ccc5" style:font-size-asian="12pt" style:font-weight-asian="normal" style:font-size-complex="12pt" style:font-weight-complex="normal"/>
    </style:style>
    <style:style style:name="P106"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10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10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10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8bf726"/>
    </style:style>
    <style:style style:name="P110" style:family="paragraph" style:parent-style-name="Quotations" style:list-style-name="L1">
      <style:paragraph-properties fo:margin-left="0.0618in" fo:margin-right="0.3752in">
        <style:tab-stops>
          <style:tab-stop style:position="0.3764in"/>
        </style:tab-stops>
      </style:paragraph-properties>
      <style:text-properties officeooo:paragraph-rsid="01a85816"/>
    </style:style>
    <style:style style:name="P111" style:family="paragraph" style:parent-style-name="Quotations" style:list-style-name="L1">
      <style:paragraph-properties fo:margin-left="0.0618in" fo:margin-right="0.3752in">
        <style:tab-stops>
          <style:tab-stop style:position="0.3764in"/>
        </style:tab-stops>
      </style:paragraph-properties>
      <style:text-properties officeooo:paragraph-rsid="01b1daa1"/>
    </style:style>
    <style:style style:name="P112" style:family="paragraph" style:parent-style-name="Quotations" style:list-style-name="L1">
      <style:paragraph-properties fo:margin-left="0.0618in" fo:margin-right="0.3752in">
        <style:tab-stops>
          <style:tab-stop style:position="0.3764in"/>
        </style:tab-stops>
      </style:paragraph-properties>
      <style:text-properties officeooo:paragraph-rsid="019c1308"/>
    </style:style>
    <style:style style:name="P113" style:family="paragraph" style:parent-style-name="Quotations" style:list-style-name="L1">
      <style:paragraph-properties fo:margin-left="0.0618in" fo:margin-right="0.3752in">
        <style:tab-stops>
          <style:tab-stop style:position="0.3764in"/>
        </style:tab-stops>
      </style:paragraph-properties>
      <style:text-properties officeooo:paragraph-rsid="01a01311"/>
    </style:style>
    <style:style style:name="P114" style:family="paragraph" style:parent-style-name="Quotations" style:list-style-name="L1">
      <style:paragraph-properties fo:margin-left="0.0618in" fo:margin-right="0.3752in">
        <style:tab-stops>
          <style:tab-stop style:position="0.1256in"/>
        </style:tab-stops>
      </style:paragraph-properties>
      <style:text-properties officeooo:paragraph-rsid="01a01311"/>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officeooo:rsid="009f3ee8"/>
    </style:style>
    <style:style style:name="T8" style:family="text">
      <style:text-properties officeooo:rsid="0023c66c"/>
    </style:style>
    <style:style style:name="T9" style:family="text">
      <style:text-properties officeooo:rsid="00292711"/>
    </style:style>
    <style:style style:name="T10" style:family="text">
      <style:text-properties officeooo:rsid="00d5d99b"/>
    </style:style>
    <style:style style:name="T11" style:family="text">
      <style:text-properties officeooo:rsid="00e224ea"/>
    </style:style>
    <style:style style:name="T12" style:family="text">
      <style:text-properties officeooo:rsid="00d75790"/>
    </style:style>
    <style:style style:name="T13" style:family="text">
      <style:text-properties officeooo:rsid="00265a20"/>
    </style:style>
    <style:style style:name="T14"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5"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6"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17"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bf4f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weight="normal" style:font-size-asian="12pt" style:font-weight-asian="normal" style:font-size-complex="12pt" style:font-weight-complex="normal"/>
    </style:style>
    <style:style style:name="T20" style:family="text">
      <style:text-properties style:font-name="Abyssinica SIL" fo:font-size="12pt" fo:font-weight="normal" officeooo:rsid="003db3f5" style:font-size-asian="12pt" style:font-weight-asian="normal" style:font-size-complex="12pt" style:font-weight-complex="normal"/>
    </style:style>
    <style:style style:name="T21" style:family="text">
      <style:text-properties style:font-name="Abyssinica SIL" fo:font-size="12pt" fo:font-weight="normal" officeooo:rsid="007fbb30" style:font-size-asian="12pt" style:font-weight-asian="normal" style:font-size-complex="12pt" style:font-weight-complex="normal"/>
    </style:style>
    <style:style style:name="T22" style:family="text">
      <style:text-properties style:font-name="Abyssinica SIL" fo:font-size="12pt" fo:font-weight="normal" officeooo:rsid="005b4f31" style:font-size-asian="12pt" style:font-weight-asian="normal" style:font-size-complex="12pt" style:font-weight-complex="normal"/>
    </style:style>
    <style:style style:name="T23" style:family="text">
      <style:text-properties style:font-name="Abyssinica SIL" fo:font-size="12pt" fo:font-weight="normal" officeooo:rsid="003e9ecf" style:font-size-asian="12pt" style:font-weight-asian="normal" style:font-size-complex="12pt" style:font-weight-complex="normal"/>
    </style:style>
    <style:style style:name="T24" style:family="text">
      <style:text-properties style:font-name="Abyssinica SIL" fo:font-size="12pt" fo:font-weight="normal" officeooo:rsid="004586a2" style:font-size-asian="12pt" style:font-weight-asian="normal" style:font-size-complex="12pt" style:font-weight-complex="normal"/>
    </style:style>
    <style:style style:name="T25" style:family="text">
      <style:text-properties style:font-name="Abyssinica SIL" fo:font-size="12pt" fo:font-weight="normal" officeooo:rsid="0046431b" style:font-size-asian="12pt" style:font-weight-asian="normal" style:font-size-complex="12pt" style:font-weight-complex="normal"/>
    </style:style>
    <style:style style:name="T26" style:family="text">
      <style:text-properties style:font-name="Abyssinica SIL" fo:font-size="12pt" fo:font-weight="normal" officeooo:rsid="008d8d43" style:font-size-asian="12pt" style:font-weight-asian="normal" style:font-size-complex="12pt" style:font-weight-complex="normal"/>
    </style:style>
    <style:style style:name="T27" style:family="text">
      <style:text-properties style:font-name="Abyssinica SIL" fo:font-size="12pt" fo:font-weight="normal" officeooo:rsid="00961dac" style:font-size-asian="12pt" style:font-weight-asian="normal" style:font-size-complex="12pt" style:font-weight-complex="normal"/>
    </style:style>
    <style:style style:name="T28" style:family="text">
      <style:text-properties style:font-name="Abyssinica SIL" fo:font-size="12pt" fo:font-weight="normal" officeooo:rsid="0067789b" style:font-size-asian="12pt" style:font-weight-asian="normal" style:font-size-complex="12pt" style:font-weight-complex="normal"/>
    </style:style>
    <style:style style:name="T29" style:family="text">
      <style:text-properties style:font-name="Abyssinica SIL" fo:font-size="12pt" fo:font-weight="normal" officeooo:rsid="0041f933" style:font-size-asian="12pt" style:font-weight-asian="normal" style:font-size-complex="12pt" style:font-weight-complex="normal"/>
    </style:style>
    <style:style style:name="T30" style:family="text">
      <style:text-properties style:font-name="Abyssinica SIL" fo:font-size="12pt" fo:font-weight="normal" officeooo:rsid="00421f70" style:font-size-asian="12pt" style:font-weight-asian="normal" style:font-size-complex="12pt" style:font-weight-complex="normal"/>
    </style:style>
    <style:style style:name="T31" style:family="text">
      <style:text-properties style:font-name="Abyssinica SIL" fo:font-size="12pt" fo:font-weight="normal" officeooo:rsid="019fecff" style:font-size-asian="12pt" style:font-weight-asian="normal" style:font-size-complex="12pt" style:font-weight-complex="normal"/>
    </style:style>
    <style:style style:name="T32" style:family="text">
      <style:text-properties style:font-name="Abyssinica SIL" fo:font-size="12pt" fo:font-weight="normal" officeooo:rsid="01125f3f" style:font-size-asian="12pt" style:font-weight-asian="normal" style:font-size-complex="12pt" style:font-weight-complex="normal"/>
    </style:style>
    <style:style style:name="T33" style:family="text">
      <style:text-properties fo:font-style="normal" officeooo:rsid="008bd270" style:font-style-asian="normal" style:font-style-complex="normal"/>
    </style:style>
    <style:style style:name="T34" style:family="text">
      <style:text-properties fo:font-style="normal" officeooo:rsid="01a912b9" style:font-style-asian="normal" style:font-style-complex="normal"/>
    </style:style>
    <style:style style:name="T35" style:family="text">
      <style:text-properties fo:font-style="normal" officeooo:rsid="01c4e2de" style:font-style-asian="normal" style:font-style-complex="normal"/>
    </style:style>
    <style:style style:name="T36" style:family="text">
      <style:text-properties fo:font-style="normal" officeooo:rsid="003db3f5" style:font-style-asian="normal" style:font-style-complex="normal"/>
    </style:style>
    <style:style style:name="T37" style:family="text">
      <style:text-properties officeooo:rsid="003f3abe"/>
    </style:style>
    <style:style style:name="T38" style:family="text">
      <style:text-properties officeooo:rsid="0069da2b"/>
    </style:style>
    <style:style style:name="T39" style:family="text">
      <style:text-properties officeooo:rsid="006e6f2e"/>
    </style:style>
    <style:style style:name="T40" style:family="text">
      <style:text-properties officeooo:rsid="0017c18b"/>
    </style:style>
    <style:style style:name="T41" style:family="text">
      <style:text-properties officeooo:rsid="001a2ae1"/>
    </style:style>
    <style:style style:name="T42" style:family="text">
      <style:text-properties officeooo:rsid="001a58b1"/>
    </style:style>
    <style:style style:name="T43" style:family="text">
      <style:text-properties officeooo:rsid="001bc818"/>
    </style:style>
    <style:style style:name="T44" style:family="text">
      <style:text-properties officeooo:rsid="001da1ab"/>
    </style:style>
    <style:style style:name="T45" style:family="text">
      <style:text-properties officeooo:rsid="001df098"/>
    </style:style>
    <style:style style:name="T46" style:family="text">
      <style:text-properties officeooo:rsid="001f4870"/>
    </style:style>
    <style:style style:name="T47" style:family="text">
      <style:text-properties officeooo:rsid="00212f1e"/>
    </style:style>
    <style:style style:name="T48" style:family="text">
      <style:text-properties officeooo:rsid="0021f545"/>
    </style:style>
    <style:style style:name="T49" style:family="text">
      <style:text-properties officeooo:rsid="0024ae32"/>
    </style:style>
    <style:style style:name="T50" style:family="text">
      <style:text-properties officeooo:rsid="00271804"/>
    </style:style>
    <style:style style:name="T51" style:family="text">
      <style:text-properties officeooo:rsid="0028accd"/>
    </style:style>
    <style:style style:name="T52" style:family="text">
      <style:text-properties officeooo:rsid="002a4a6b"/>
    </style:style>
    <style:style style:name="T53" style:family="text">
      <style:text-properties officeooo:rsid="002ce79a"/>
    </style:style>
    <style:style style:name="T54" style:family="text">
      <style:text-properties officeooo:rsid="002d7271"/>
    </style:style>
    <style:style style:name="T55" style:family="text">
      <style:text-properties style:text-underline-style="solid" style:text-underline-type="double" style:text-underline-width="auto" style:text-underline-color="font-color"/>
    </style:style>
    <style:style style:name="T56" style:family="text">
      <style:text-properties officeooo:rsid="00340e4b"/>
    </style:style>
    <style:style style:name="T57" style:family="text">
      <style:text-properties style:text-underline-style="none" officeooo:rsid="00340e4b"/>
    </style:style>
    <style:style style:name="T58" style:family="text">
      <style:text-properties style:text-underline-style="none" officeooo:rsid="0035e946"/>
    </style:style>
    <style:style style:name="T59" style:family="text">
      <style:text-properties officeooo:rsid="0035e946"/>
    </style:style>
    <style:style style:name="T60" style:family="text">
      <style:text-properties officeooo:rsid="00360c27"/>
    </style:style>
    <style:style style:name="T61" style:family="text">
      <style:text-properties officeooo:rsid="0039ff65"/>
    </style:style>
    <style:style style:name="T62" style:family="text">
      <style:text-properties officeooo:rsid="003a889a"/>
    </style:style>
    <style:style style:name="T63" style:family="text">
      <style:text-properties officeooo:rsid="003ab312"/>
    </style:style>
    <style:style style:name="T64" style:family="text">
      <style:text-properties officeooo:rsid="003ab85c"/>
    </style:style>
    <style:style style:name="T65" style:family="text">
      <style:text-properties officeooo:rsid="003b0690"/>
    </style:style>
    <style:style style:name="T66" style:family="text">
      <style:text-properties officeooo:rsid="00491419"/>
    </style:style>
    <style:style style:name="T67" style:family="text">
      <style:text-properties officeooo:rsid="00ab723d"/>
    </style:style>
    <style:style style:name="T68" style:family="text">
      <style:text-properties officeooo:rsid="003b42de"/>
    </style:style>
    <style:style style:name="T69" style:family="text">
      <style:text-properties officeooo:rsid="003db3f5"/>
    </style:style>
    <style:style style:name="T70" style:family="text">
      <style:text-properties officeooo:rsid="003e9ecf"/>
    </style:style>
    <style:style style:name="T71" style:family="text">
      <style:text-properties officeooo:rsid="003f934e"/>
    </style:style>
    <style:style style:name="T72" style:family="text">
      <style:text-properties officeooo:rsid="0041f933"/>
    </style:style>
    <style:style style:name="T73" style:family="text">
      <style:text-properties officeooo:rsid="004f17aa"/>
    </style:style>
    <style:style style:name="T74" style:family="text">
      <style:text-properties officeooo:rsid="005e3e6f"/>
    </style:style>
    <style:style style:name="T75" style:family="text">
      <style:text-properties officeooo:rsid="006acd30"/>
    </style:style>
    <style:style style:name="T76" style:family="text">
      <style:text-properties fo:font-variant="normal" fo:text-transform="none" style:font-name="Consolas" fo:letter-spacing="normal"/>
    </style:style>
    <style:style style:name="T77" style:family="text">
      <style:text-properties fo:font-variant="normal" fo:text-transform="none" style:font-name="Consolas" fo:letter-spacing="normal" officeooo:rsid="006c9fa4"/>
    </style:style>
    <style:style style:name="T78" style:family="text">
      <style:text-properties style:font-size-asian="12pt" style:font-style-asian="normal" style:font-weight-asian="normal" style:font-size-complex="12pt" style:font-style-complex="normal" style:font-weight-complex="normal"/>
    </style:style>
    <style:style style:name="T79" style:family="text">
      <style:text-properties officeooo:rsid="00340e4b" style:font-size-asian="12pt" style:font-style-asian="normal" style:font-weight-asian="normal" style:font-size-complex="12pt" style:font-style-complex="normal" style:font-weight-complex="normal"/>
    </style:style>
    <style:style style:name="T80" style:family="text">
      <style:text-properties officeooo:rsid="006c9fa4" style:font-size-asian="12pt" style:font-style-asian="normal" style:font-weight-asian="normal" style:font-size-complex="12pt" style:font-style-complex="normal" style:font-weight-complex="normal"/>
    </style:style>
    <style:style style:name="T81" style:family="text">
      <style:text-properties officeooo:rsid="006db75f" style:font-size-asian="12pt" style:font-style-asian="normal" style:font-weight-asian="normal" style:font-size-complex="12pt" style:font-style-complex="normal" style:font-weight-complex="normal"/>
    </style:style>
    <style:style style:name="T82" style:family="text">
      <style:text-properties officeooo:rsid="00814aa9"/>
    </style:style>
    <style:style style:name="T83" style:family="text">
      <style:text-properties officeooo:rsid="0090408b"/>
    </style:style>
    <style:style style:name="T84" style:family="text">
      <style:text-properties officeooo:rsid="0090cc36"/>
    </style:style>
    <style:style style:name="T85" style:family="text">
      <style:text-properties officeooo:rsid="009430a6"/>
    </style:style>
    <style:style style:name="T86" style:family="text">
      <style:text-properties officeooo:rsid="00961dac"/>
    </style:style>
    <style:style style:name="T87" style:family="text">
      <style:text-properties fo:color="#000000" loext:opacity="100%"/>
    </style:style>
    <style:style style:name="T88" style:family="text">
      <style:text-properties fo:color="#000000" loext:opacity="100%" style:font-name="Abyssinica SIL" fo:font-size="12pt" fo:font-weight="normal" style:font-size-asian="12pt" style:font-weight-asian="normal" style:font-size-complex="12pt" style:font-weight-complex="normal"/>
    </style:style>
    <style:style style:name="T89"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0"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1"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2"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18bf726"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1a01311"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1415dbd"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a85816" style:font-size-asian="12pt" style:font-weight-asian="normal" style:font-size-complex="12pt" style:font-weight-complex="normal"/>
    </style:style>
    <style:style style:name="T98" style:family="text">
      <style:text-properties fo:color="#000000" loext:opacity="100%" style:font-name="Abyssinica SIL" fo:font-size="12pt" fo:font-weight="normal" officeooo:rsid="019c1308" style:font-size-asian="12pt" style:font-weight-asian="normal" style:font-size-complex="12pt" style:font-weight-complex="normal"/>
    </style:style>
    <style:style style:name="T99" style:family="text">
      <style:text-properties fo:color="#000000" loext:opacity="100%" style:font-name="Abyssinica SIL" fo:font-size="12pt" fo:font-weight="normal" officeooo:rsid="019d9b83" style:font-size-asian="12pt" style:font-weight-asian="normal" style:font-size-complex="12pt" style:font-weight-complex="normal"/>
    </style:style>
    <style:style style:name="T100" style:family="text">
      <style:text-properties fo:color="#000000" loext:opacity="100%" style:font-name="Abyssinica SIL" fo:font-size="12pt" fo:font-weight="normal" officeooo:rsid="01b70cf6" style:font-size-asian="12pt" style:font-weight-asian="normal" style:font-size-complex="12pt" style:font-weight-complex="normal"/>
    </style:style>
    <style:style style:name="T101" style:family="text">
      <style:text-properties fo:color="#000000" loext:opacity="100%" officeooo:rsid="00360c27"/>
    </style:style>
    <style:style style:name="T102" style:family="text">
      <style:text-properties fo:color="#000000" loext:opacity="100%" officeooo:rsid="0069da2b"/>
    </style:style>
    <style:style style:name="T103" style:family="text">
      <style:text-properties fo:color="#000000" loext:opacity="100%" officeooo:rsid="01107127"/>
    </style:style>
    <style:style style:name="T104" style:family="text">
      <style:text-properties fo:color="#000000" loext:opacity="100%" officeooo:rsid="003b42de"/>
    </style:style>
    <style:style style:name="T105" style:family="text">
      <style:text-properties fo:color="#000000" loext:opacity="100%" fo:font-size="12pt" fo:font-weight="normal" officeooo:rsid="01a85816" style:font-size-asian="12pt" style:font-weight-asian="normal" style:font-size-complex="12pt" style:font-weight-complex="normal"/>
    </style:style>
    <style:style style:name="T106" style:family="text">
      <style:text-properties officeooo:rsid="00f6397c"/>
    </style:style>
    <style:style style:name="T107" style:family="text">
      <style:text-properties officeooo:rsid="01010c25"/>
    </style:style>
    <style:style style:name="T108" style:family="text">
      <style:text-properties officeooo:rsid="0067789b"/>
    </style:style>
    <style:style style:name="T109" style:family="text">
      <style:text-properties fo:background-color="transparent" loext:char-shading-value="0"/>
    </style:style>
    <style:style style:name="T110" style:family="text">
      <style:text-properties officeooo:rsid="00199dc3" fo:background-color="transparent" loext:char-shading-value="0"/>
    </style:style>
    <style:style style:name="T111" style:family="text">
      <style:text-properties officeooo:rsid="002cb558" fo:background-color="transparent" loext:char-shading-value="0"/>
    </style:style>
    <style:style style:name="T112" style:family="text">
      <style:text-properties officeooo:rsid="0050ee00" fo:background-color="transparent" loext:char-shading-value="0"/>
    </style:style>
    <style:style style:name="T113" style:family="text">
      <style:text-properties officeooo:rsid="009a5948" fo:background-color="transparent" loext:char-shading-value="0"/>
    </style:style>
    <style:style style:name="T114" style:family="text">
      <style:text-properties officeooo:rsid="0103be0a" fo:background-color="transparent" loext:char-shading-value="0"/>
    </style:style>
    <style:style style:name="T115" style:family="text">
      <style:text-properties officeooo:rsid="0104fbc9"/>
    </style:style>
    <style:style style:name="T116" style:family="text">
      <style:text-properties officeooo:rsid="008bd270"/>
    </style:style>
    <style:style style:name="T117" style:family="text">
      <style:text-properties officeooo:rsid="0133b801"/>
    </style:style>
    <style:style style:name="T118" style:family="text">
      <style:text-properties officeooo:rsid="013b3f2b"/>
    </style:style>
    <style:style style:name="T119" style:family="text">
      <style:text-properties officeooo:rsid="013ceda6"/>
    </style:style>
    <style:style style:name="T120" style:family="text">
      <style:text-properties officeooo:rsid="013d326a"/>
    </style:style>
    <style:style style:name="T121" style:family="text">
      <style:text-properties officeooo:rsid="013d622b"/>
    </style:style>
    <style:style style:name="T122" style:family="text">
      <style:text-properties fo:color="#00a933" loext:opacity="100%"/>
    </style:style>
    <style:style style:name="T123" style:family="text">
      <style:text-properties officeooo:rsid="0160daf7"/>
    </style:style>
    <style:style style:name="T124" style:family="text">
      <style:text-properties officeooo:rsid="0162c8ad"/>
    </style:style>
    <style:style style:name="T125" style:family="text">
      <style:text-properties officeooo:rsid="01711ad7"/>
    </style:style>
    <style:style style:name="T126" style:family="text">
      <style:text-properties officeooo:rsid="01379312"/>
    </style:style>
    <style:style style:name="T127" style:family="text">
      <style:text-properties officeooo:rsid="00e4b54c"/>
    </style:style>
    <style:style style:name="T128" style:family="text">
      <style:text-properties officeooo:rsid="0198d1b7"/>
    </style:style>
    <style:style style:name="T129" style:family="text">
      <style:text-properties officeooo:rsid="0198e20c"/>
    </style:style>
    <style:style style:name="T130" style:family="text">
      <style:text-properties officeooo:rsid="019c1308"/>
    </style:style>
    <style:style style:name="T131" style:family="text">
      <style:text-properties officeooo:rsid="019e5ad3"/>
    </style:style>
    <style:style style:name="T132" style:family="text">
      <style:text-properties officeooo:rsid="019fecff"/>
    </style:style>
    <style:style style:name="T133" style:family="text">
      <style:text-properties officeooo:rsid="01a53bd3"/>
    </style:style>
    <style:style style:name="T134" style:family="text">
      <style:text-properties officeooo:rsid="01a5fac7"/>
    </style:style>
    <style:style style:name="T135" style:family="text">
      <style:text-properties officeooo:rsid="01a98573"/>
    </style:style>
    <style:style style:name="T136" style:family="text">
      <style:text-properties fo:color="#c9211e" loext:opacity="100%" style:font-name="Abyssinica SIL" fo:font-size="12pt" fo:font-weight="normal" officeooo:rsid="008d8d43" style:font-size-asian="12pt" style:font-weight-asian="normal" style:font-size-complex="12pt" style:font-weight-complex="normal"/>
    </style:style>
    <style:style style:name="T137" style:family="text">
      <style:text-properties officeooo:rsid="01ad85ae"/>
    </style:style>
    <style:style style:name="T138" style:family="text">
      <style:text-properties officeooo:rsid="01ae0da3"/>
    </style:style>
    <style:style style:name="T139" style:family="text">
      <style:text-properties style:font-name="var ff-mono" fo:background-color="transparent" loext:char-shading-value="0" loext:padding="0in" loext:border="none"/>
    </style:style>
    <style:style style:name="T140" style:family="text">
      <style:text-properties officeooo:rsid="01b54a20"/>
    </style:style>
    <style:style style:name="T141" style:family="text">
      <style:text-properties officeooo:rsid="01a01311"/>
    </style:style>
    <style:style style:name="T142" style:family="text">
      <style:text-properties officeooo:rsid="01c4e2d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SIC LINUX COMMANDS###</text:p>
      <text:p text:style-name="P7"/>
      <text:p text:style-name="P7">1. <text:s/>tty - reveals the current terminal</text:p>
      <text:p text:style-name="P7">2. <text:s/>whoami - reveals the currently logged-in user</text:p>
      <text:p text:style-name="P7">3. <text:s/>which - reveals where in the search path a program is located</text:p>
      <text:p text:style-name="P7">4. <text:s/>echo - prints to the screen</text:p>
      <text:p text:style-name="P7">4a. echo $PATH - dumps the current path to STDOUT</text:p>
      <text:p text:style-name="P7">4b. echo $PWD - dumps ths contents of the $PWD variable</text:p>
      <text:p text:style-name="P7">4c. echo $OLDPWD - dumps the most recently visited directory</text:p>
      <text:p text:style-name="P7">5. <text:s/>set - prints and optionally sets shell variables</text:p>
      <text:p text:style-name="P7">6. <text:s/>clear - clears the screen or terminal</text:p>
      <text:p text:style-name="P7">7. <text:s/>reset - resets the screen buffer</text:p>
      <text:p text:style-name="P7">8. <text:s/>history - reveals your command history</text:p>
      <text:p text:style-name="P7">8a. !690 - executes the 690th command in our history</text:p>
      <text:p text:style-name="P7">8b. history <text:s/>command is maintained on a per-user basis via:~/.bash_history</text:p>
      <text:p text:style-name="P7">8c <text:s text:c="3"/>~ = users's $HOME directory in the BASH shell</text:p>
      <text:p text:style-name="P7">9. <text:s/>pwd - prints the working directory</text:p>
      <text:p text:style-name="P7">10. cd - changes directory to desired directory</text:p>
      <text:p text:style-name="P7"><text:span text:style-name="T7">1</text:span>0a. 'cd ' with no options changes to the $HOME directory</text:p>
      <text:p text:style-name="P7"><text:span text:style-name="T7">1</text:span>0b. 'cd ~' changes to the $HOME directory</text:p>
      <text:p text:style-name="P7"><text:span text:style-name="T7">1</text:span>0c. 'cd /' changes to the root of the file system</text:p>
      <text:p text:style-name="P7"><text:span text:style-name="T7">1</text:span>0d. 'cd Desktop/' changes us to the relative directory 'Desktop'</text:p>
      <text:p text:style-name="P7"><text:span text:style-name="T7">1</text:span>0e. 'cd ..' changes us one-level up in the directory tree</text:p>
      <text:p text:style-name="P7"><text:span text:style-name="T7">1</text:span>0f. 'cd ../..' changes us two-levels up in the directory tree</text:p>
      <text:p text:style-name="P7">11. Arrow keys (up and down) navigates through your command history</text:p>
      <text:p text:style-name="P7">12. BASH supports tab completion:type unique characters in the command and press 'Tab' key</text:p>
      <text:p text:style-name="P7">13. You can copy and paste in GNOME terminal windows using:</text:p>
      <text:p text:style-name="P7"><text:s text:c="2"/>a. left button to copy or ctrl-C to </text:p>
      <text:p text:style-name="P7"><text:s text:c="2"/>b. right button to paste OR Ctrl-Shift-v to paste</text:p>
      <text:p text:style-name="P7">14. ls - lists files and directories</text:p>
      <text:p text:style-name="P7"><text:s/>a. ls / - lists the contents of the '/' mount point</text:p>
      <text:p text:style-name="P7"><text:s/>b. ls -l - lists the contents of a directory in long format:Includes: permissions, links, ownership, size, date, name</text:p>
      <text:p text:style-name="P7"><text:s/>c. ls -ld /etc - lists properties of the directory '/etc', NOT the contents of '/etc'</text:p>
      <text:p text:style-name="P7"><text:s/>d. ls -ltr - sorts chronologically from older to newer (bottom)</text:p>
      <text:p text:style-name="P7"><text:s/>e. ls --help - returns possible usage information</text:p>
      <text:p text:style-name="P7"><text:s/>f. ls -a - reveals hidden files. e.g. '.bash_history'</text:p>
      <text:p text:style-name="P7"><text:s/>g. ls ?a*</text:p>
      <text:p text:style-name="P7"><text:s/>h. ls ???</text:p>
      <text:p text:style-name="P7"><text:s/>i. ls a* starting with a OR anywhere a *a OR in betw*a* </text:p>
      <text:p text:style-name="P7">Note: files/directories prefixed with '.' are hidden. e.g. '.bash_history'</text:p>
      <text:p text:style-name="P7"/>
      <text:p text:style-name="P7">15. cat - catenates files</text:p>
      <text:p text:style-name="P7"><text:s/>a. cat 123.txt - dumps the contents of '123.txt' to STDOUT</text:p>
      <text:p text:style-name="P7"><text:s/>b. cat 123.txt 456.txt dumps both files to STDOUT</text:p>
      <text:p text:style-name="P7"><text:s/>c. cat 123.txt 456.txt &gt; 123456.txt - creates new catenated file</text:p>
      <text:p text:style-name="P7">d. cat 123.txt 456.txt &gt;&gt; appends a file</text:p>
      <text:p text:style-name="P7"/>
      <text:p text:style-name="P7"><text:soft-page-break/>16. mkdir - creates a new directory</text:p>
      <text:p text:style-name="P7"><text:s/>a. mkdir test5 - creates a single directory with the name specified</text:p>
      <text:p text:style-name="P7">c. mkdir -p test1/test2/test3/ will create nested directories</text:p>
      <text:p text:style-name="P7"/>
      <text:p text:style-name="P7">17. cp - copies files</text:p>
      <text:p text:style-name="P7"><text:s/>a. cp 123.txt test/ By default, 'cp' does NOT preserve the original modification time</text:p>
      <text:p text:style-name="P7"><text:s/>b. cp -v 456.txt test</text:p>
      <text:p text:style-name="P7">18. mv - moves files and renames files</text:p>
      <text:p text:style-name="P7"><text:s/>a. mv 123456.txt test - moves the file, preserving time</text:p>
      <text:p text:style-name="P7"/>
      <text:p text:style-name="P7">19. rm - removes files/directories</text:p>
      <text:p text:style-name="P7"><text:s/>a. rm 123.txt</text:p>
      <text:p text:style-name="P7"><text:s/>b. rm -rf 456.txt - removes recursively and enforces</text:p>
      <text:p text:style-name="P7"/>
      <text:p text:style-name="P7">20. touch - creates blank file/updates timestamp</text:p>
      <text:p text:style-name="P7"><text:s/>a. touch test.txt - will create a zero-byte file, if it doesn't exist</text:p>
      <text:p text:style-name="P7"><text:s/>b. touch 123456.txt - if exists <text:s/>update the timestamp</text:p>
      <text:p text:style-name="P7"><text:s/>c. touch -t 200801091530 123456.txt - changes timestamp</text:p>
      <text:p text:style-name="P7"/>
      <text:p text:style-name="P7">21. stat - reveals statistics of files</text:p>
      <text:p text:style-name="P7"><text:s/>a. stat 123456.txt - reveals full attributes of the file</text:p>
      <text:p text:style-name="P7"/>
      <text:p text:style-name="P7">22. find - finds files using search patterns</text:p>
      <text:p text:style-name="P7"><text:s/>a. find / -name 'fstab'</text:p>
      <text:p text:style-name="P7">Note: 'find' can search for fields returned by the 'stat' command</text:p>
      <text:p text:style-name="P7"/>
      <text:p text:style-name="P7">23. alias - returns/sets aliases for commands</text:p>
      <text:p text:style-name="P7"><text:s/>a. alias - dumps current aliases</text:p>
      <text:p text:style-name="P7"><text:s/>b. alias copy='cp -v'</text:p>
      <text:p text:style-name="P7"/>
      <text:p text:style-name="P7">###Linux Redirection &amp; Pipes###</text:p>
      <text:p text:style-name="P7">Ability to control input and output</text:p>
      <text:p text:style-name="P7"/>
      <text:p text:style-name="P7">Input redirection '&lt;':</text:p>
      <text:p text:style-name="P7"><text:s/>1. cat &lt; 123.txt</text:p>
      <text:p text:style-name="P7">Note: Use input redirection when program does NOT default to file as input</text:p>
      <text:p text:style-name="P7"/>
      <text:p text:style-name="P7">Output redirection '&gt;':</text:p>
      <text:p text:style-name="P7"><text:s/>1. cat 123.txt &gt; onetwothree.txt</text:p>
      <text:p text:style-name="P7">Note: Default nature is to:</text:p>
      <text:p text:style-name="P7"><text:s/>1. Clobber the target file</text:p>
      <text:p text:style-name="P7"><text:s/>2. Populate with information from input stream</text:p>
      <text:p text:style-name="P7"/>
      <text:p text:style-name="P7">Append redirection '&gt;&gt;':</text:p>
      <text:p text:style-name="P7"><text:s/>1. cat 123.txt &gt;&gt; numbers.txt - creates 'numbers.txt' if it doesn't exist, or appends if it does</text:p>
      <text:p text:style-name="P7"/>
      <text:p text:style-name="P7"><text:s/>2. cat 456.txt &gt;&gt; numbers.txt</text:p>
      <text:p text:style-name="P7"/>
      <text:p text:style-name="P7"><text:soft-page-break/>Pipes '|':</text:p>
      <text:p text:style-name="P7">Connects the output stream of one command to the input stream of a subsequent command</text:p>
      <text:p text:style-name="P7"/>
      <text:p text:style-name="P7"><text:s/>1. cat 123.txt | sort</text:p>
      <text:p text:style-name="P7"><text:s/>2. cat 456.txt 123.txt | sort</text:p>
      <text:p text:style-name="P7"><text:s/>3. cat 456.txt 123.txt | sort | grep 3</text:p>
      <text:p text:style-name="P7"/>
      <text:p text:style-name="P7">###Command Chaining###</text:p>
      <text:p text:style-name="P7"/>
      <text:p text:style-name="P7"><text:s/>1. Permits the execution of multiple commands in sequence</text:p>
      <text:p text:style-name="P7"><text:s/>2. Also permits execution based on the success or failure of a previous command</text:p>
      <text:p text:style-name="P7"/>
      <text:p text:style-name="P7"><text:s/>1. cat 123.txt ; ls -l - this runs first command, then second command without regards for exit status of the first command</text:p>
      <text:p text:style-name="P7"/>
      <text:p text:style-name="P7"><text:s/>2. cat 123.txt &amp;&amp; ls -l - this runs second command, if first command is successful</text:p>
      <text:p text:style-name="P7"><text:s/>3. cat 123.txt || ls -l - this runs second command, if first command fails</text:p>
      <text:p text:style-name="P7"/>
      <text:p text:style-name="P7">24. more|less - paginators, which display text one-page @ a time</text:p>
      <text:p text:style-name="P7"><text:s/>1. more /etc/fstab</text:p>
      <text:p text:style-name="P7"><text:s/>2. less 1thousand.txt</text:p>
      <text:p text:style-name="P7"/>
      <text:p text:style-name="P7">25. seq - echoes a sequence of numbers</text:p>
      <text:p text:style-name="P7"><text:s/>a. seq 1000 &gt; 1thousand.txt - creates a file with numbers 1-1000</text:p>
      <text:p text:style-name="P7"/>
      <text:p text:style-name="P7">26. su - switches users</text:p>
      <text:p text:style-name="P7"><text:s/>a. su - with no options attempts to log in as 'root'</text:p>
      <text:p text:style-name="P7"/>
      <text:p text:style-name="P7">27. head - displays opening <text:span text:style-name="T129">10 </text:span>lines of text files</text:p>
      <text:p text:style-name="P7"><text:s/>a. head /var/log/messages</text:p>
      <text:p text:style-name="P7"/>
      <text:p text:style-name="P7">28. tail - displays the closing <text:span text:style-name="T129">10 </text:span>lines of text files</text:p>
      <text:p text:style-name="P7"><text:s/>a. tail /var/log/messages</text:p>
      <text:p text:style-name="P7"/>
      <text:p text:style-name="P7">29. wc - counts words and optionally lines of text files</text:p>
      <text:p text:style-name="P7"><text:s/>a. wc -l /var/log/messages7</text:p>
      <text:p text:style-name="P7"><text:s/>b. wc -l 123.txt</text:p>
      <text:p text:style-name="P7"/>
      <text:p text:style-name="P7">30. file - determines file type</text:p>
      <text:p text:style-name="P7"><text:s/>a. file /var/log/messages</text:p>
      <text:p text:style-name="P1"><text:span text:style-name="T110"/></text:p>
      <text:p text:style-name="P19"><text:span text:style-name="T110">3</text:span><text:span text:style-name="T109">1. Kernel path</text:span></text:p>
      <text:p text:style-name="P19"><text:span text:style-name="T112">Ans. </text:span><text:span text:style-name="T109">/boot/grub/grub.c</text:span><text:span text:style-name="T113">f</text:span><text:span text:style-name="T109">g</text:span></text:p>
      <text:p text:style-name="P1"><text:span text:style-name="T110"/></text:p>
      <text:p text:style-name="P19"><text:span text:style-name="T110">3</text:span><text:span text:style-name="T109">2.</text:span><text:span text:style-name="T111"> </text:span><text:span text:style-name="T114">What are the known commands for disk partitioning?</text:span></text:p>
      <text:p text:style-name="P20"><text:span text:style-name="T112">Ans. </text:span><text:span text:style-name="T109">fdisk, parted</text:span></text:p>
      <text:p text:style-name="P1"><text:span text:style-name="T110"/></text:p>
      <text:p text:style-name="P1"><text:span text:style-name="T110"/></text:p>
      <text:p text:style-name="P1"><text:soft-page-break/><text:span text:style-name="T110">1. </text:span><text:span text:style-name="T109">What is Linux?</text:span></text:p>
      <text:p text:style-name="P3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1">2. </text:span>What is the difference between UNIX and LINUX?</text:p>
      <text:p text:style-name="P21">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0">Sr. No.</text:p>
            </table:table-cell>
            <table:table-cell table:style-name="Table2.A1" office:value-type="string">
              <text:p text:style-name="P54">Key</text:p>
            </table:table-cell>
            <table:table-cell table:style-name="Table2.A1" office:value-type="string">
              <text:p text:style-name="P54">Linux</text:p>
            </table:table-cell>
            <table:table-cell table:style-name="Table2.A1" office:value-type="string">
              <text:p text:style-name="P54">Unix</text:p>
            </table:table-cell>
          </table:table-row>
        </table:table-header-rows>
        <table:table-row>
          <table:table-cell table:style-name="Table2.A1" office:value-type="string">
            <text:p text:style-name="P53">1</text:p>
          </table:table-cell>
          <table:table-cell table:style-name="Table2.A1" office:value-type="string">
            <text:p text:style-name="P49">Development</text:p>
          </table:table-cell>
          <table:table-cell table:style-name="Table2.A1" office:value-type="string">
            <text:p text:style-name="P49">Linux is open source and is developed by Linux community of developers.</text:p>
          </table:table-cell>
          <table:table-cell table:style-name="Table2.A1" office:value-type="string">
            <text:p text:style-name="P49">Unix was developed by AT&amp;T Bell labs and is not open source.</text:p>
          </table:table-cell>
        </table:table-row>
        <table:table-row>
          <table:table-cell table:style-name="Table2.A1" office:value-type="string">
            <text:p text:style-name="P53">2</text:p>
          </table:table-cell>
          <table:table-cell table:style-name="Table2.A1" office:value-type="string">
            <text:p text:style-name="P49">Cost</text:p>
          </table:table-cell>
          <table:table-cell table:style-name="Table2.A1" office:value-type="string">
            <text:p text:style-name="P49">Linux is free to use.</text:p>
          </table:table-cell>
          <table:table-cell table:style-name="Table2.A1" office:value-type="string">
            <text:p text:style-name="P49">Unix is licensed OS.</text:p>
          </table:table-cell>
        </table:table-row>
        <table:table-row>
          <table:table-cell table:style-name="Table2.A1" office:value-type="string">
            <text:p text:style-name="P53">3</text:p>
          </table:table-cell>
          <table:table-cell table:style-name="Table2.A1" office:value-type="string">
            <text:p text:style-name="P49">Support<text:span text:style-name="T74">e</text:span>d File systems</text:p>
          </table:table-cell>
          <table:table-cell table:style-name="Table2.A1" office:value-type="string">
            <text:p text:style-name="P49">Ext2, Ext3, Ext4, Jfs, ReiserFS, Xfs, Btrfs, FAT, FAT32, NTFS.</text:p>
          </table:table-cell>
          <table:table-cell table:style-name="Table2.A1" office:value-type="string">
            <text:p text:style-name="P49">fs, gpfs, hfs, hfs+, ufs, xfs, zfs.</text:p>
          </table:table-cell>
        </table:table-row>
        <table:table-row>
          <table:table-cell table:style-name="Table2.A1" office:value-type="string">
            <text:p text:style-name="P55">4</text:p>
          </table:table-cell>
          <table:table-cell table:style-name="Table2.A1" office:value-type="string">
            <text:p text:style-name="P49">Usage</text:p>
          </table:table-cell>
          <table:table-cell table:style-name="Table2.A1" office:value-type="string">
            <text:p text:style-name="P49">Linux is used in wide varieties from desktop, servers, smartphones to mainframes.</text:p>
          </table:table-cell>
          <table:table-cell table:style-name="Table2.A1" office:value-type="string">
            <text:p text:style-name="P49">Unix is mostly used on servers, workstations or PCs.</text:p>
          </table:table-cell>
        </table:table-row>
        <table:table-row>
          <table:table-cell table:style-name="Table2.A1" office:value-type="string">
            <text:p text:style-name="P55">5</text:p>
          </table:table-cell>
          <table:table-cell table:style-name="Table2.A1" office:value-type="string">
            <text:p text:style-name="P49">Default Shell</text:p>
          </table:table-cell>
          <table:table-cell table:style-name="Table2.A1" office:value-type="string">
            <text:p text:style-name="P49">Bash (Bourne Again SHell) is default shell for Linux.</text:p>
          </table:table-cell>
          <table:table-cell table:style-name="Table2.A1" office:value-type="string">
            <text:p text:style-name="P49">Bourne Shell is default shell for Unix.</text:p>
          </table:table-cell>
        </table:table-row>
        <table:table-row>
          <table:table-cell table:style-name="Table2.A1" office:value-type="string">
            <text:p text:style-name="P55">6</text:p>
          </table:table-cell>
          <table:table-cell table:style-name="Table2.A1" office:value-type="string">
            <text:p text:style-name="P49">Example</text:p>
          </table:table-cell>
          <table:table-cell table:style-name="Table2.A1" office:value-type="string">
            <text:p text:style-name="P49">Ubuntu, Debian GNU, Arch Linux, etc.</text:p>
          </table:table-cell>
          <table:table-cell table:style-name="Table2.A1" office:value-type="string">
            <text:p text:style-name="P49">SunOS, Solaris, SCO UNIX, AIX, HP/UX, ULTRIX etc.</text:p>
          </table:table-cell>
        </table:table-row>
      </table:table>
      <text:p text:style-name="P1"/>
      <text:p text:style-name="P1"><text:span text:style-name="T42">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8"><text:span text:style-name="T42">4</text:span>. What is mkfs used for?</text:p>
      <text:p text:style-name="P8">Short for "make filesystem," mkfs is a command used to create a new filesystem on a disk partition or storage device.</text:p>
      <text:p text:style-name="P8"/>
      <text:p text:style-name="P8"><text:span text:style-name="T42">5. </text:span><text:span text:style-name="T40">W</text:span>hat is journalctl and dmesg used for?</text:p>
      <text:p text:style-name="P9"><text:s/>journalctl is a utility for querying and displaying logs, providing detailed information about system events. </text:p>
      <text:p text:style-name="P9">dmesg displays kernel ring buffer messages, showing information about hardware and driver events during system startup.</text:p>
      <text:p text:style-name="P8"/>
      <text:p text:style-name="P8"><text:span text:style-name="T42">6. </text:span>What is selinux ?</text:p>
      <text:p text:style-name="P1">SELinux, or Security-Enhanced Linux, <text:span text:style-name="T42">used</text:span> to enforce mandatory access control<text:span text:style-name="T42">(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3">7. </text:span>What is Linux Kernel?</text:p>
      <text:p text:style-name="P1"><text:span text:style-name="T1">Ans. </text:span>The Linux Kernel is a low-level systems software whose main role is to manage hardware resources for the user. </text:p>
      <text:p text:style-name="P1"/>
      <text:p text:style-name="P39"><text:soft-page-break/><text:span text:style-name="T43">8. </text:span>What is LILO?</text:p>
      <text:p text:style-name="P40"><text:span text:style-name="T1">Ans. </text:span>LILO is a boot loader for Linux. It is used mainly to load the Linux operating system into main memory so that it can begin its operations.</text:p>
      <text:p text:style-name="P1"/>
      <text:p text:style-name="P1"><text:span text:style-name="T43">9. </text:span>What is a swap space?</text:p>
      <text:p text:style-name="P22"><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3">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3">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3">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23"><text:span text:style-name="T115">1</text:span><text:span text:style-name="T52">3. Explain nmap ?</text:span></text:p>
      <text:p text:style-name="P10">Ans. The nmap command is used for network exploration and security auditing. It is a powerful network scanning tool that allows users to discover hosts and services on a computer network, thus creating a map of the network's structure.</text:p>
      <text:p text:style-name="P10">nmap -A 192.168.1.2</text:p>
      <text:p text:style-name="P10"/>
      <text:p text:style-name="P1"><text:span text:style-name="T43">14. </text:span>What is an inode?</text:p>
      <text:p text:style-name="P22"><text:span text:style-name="T13">An Inode number is a uniquely existing number for all the files in Linux and all Unix type systems. When a file is created on a system, a file name and Inode number is assigned to it. The inode </text:span><text:span text:style-name="T43">describes the</text:span><text:span text:style-name="T13"> file/directory attributes such as metadata and the physical location on the hard drive. </text:span><text:span text:style-name="T43">eg. ls -i filename </text:span></text:p>
      <text:p text:style-name="P1"><text:soft-page-break/><text:span text:style-name="T44">15. </text:span>What are symbolic links?</text:p>
      <text:p text:style-name="P1"><text:span text:style-name="T1">Ans. Symbolic links are essentially shortcuts file </text:span><text:span text:style-name="T45">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6">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7">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7">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24">19. What is the minimum number of disk partitions required to install Linux?</text:p>
      <text:p text:style-name="P25"><text:span text:style-name="T1">Ans. </text:span>The minimum number of partitions required is 2.</text:p>
      <text:p text:style-name="P25">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7">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48">21. </text:span>What are environmental variables?</text:p>
      <text:p text:style-name="P21">Ans. Environmental variables are dynamic values stored within the operating system's environment that influence the behavior of processes and programs running on the system. </text:p>
      <text:p text:style-name="P1"/>
      <text:p text:style-name="P1"><text:span text:style-name="T49">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
      <text:p text:style-name="P1"/>
      <text:p text:style-name="P1"><text:soft-page-break/><text:span text:style-name="T49">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11">24. How to set a username and a password to never expire?</text:p>
      <text:p text:style-name="P26"><text:s text:c="3"/>- Use the `chage` command: `chage -M -1 &lt;username&gt;`.</text:p>
      <text:p text:style-name="P1"/>
      <text:p text:style-name="P1"><text:span text:style-name="T49">2</text:span><text:span text:style-name="T52">5</text:span><text:span text:style-name="T49">.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49">2</text:span><text:span text:style-name="T52">6</text:span><text:span text:style-name="T49">.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0">2</text:span><text:span text:style-name="T52">7</text:span><text:span text:style-name="T50">.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0">2</text:span><text:span text:style-name="T52">8</text:span><text:span text:style-name="T50">.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1">2</text:span><text:span text:style-name="T52">9</text:span><text:span text:style-name="T51">.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2">30</text:span><text:span text:style-name="T51">.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1">3</text:span><text:span text:style-name="T52">1</text:span><text:span text:style-name="T51">.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2">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23"><text:span text:style-name="T52">33. </text:span><text:span text:style-name="T108">Explain the significance of the /etc/services file in networking.<text:line-break/>Ans. /etc/services maps port numbers to service names. It is used by various networking utilities and applications to associate port numbers with specific services.</text:span></text:p>
      <text:p text:style-name="P23"/>
      <text:p text:style-name="P42"><text:span text:style-name="T115">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43"><text:span text:style-name="T115">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43"><text:span text:style-name="T115">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43"><text:span text:style-name="T115">37.</text:span> What is the purpose of the exportfs command in NFS?<text:line-break/>A: The exportfs command is used to Refreshing Exports, Displaying Exported Directories</text:p>
      <text:p text:style-name="P19">38.<text:span text:style-name="T86"> </text:span><text:span text:style-name="T116">What is OS Migration? Explain in detail ?<text:line-break/>OS migration refers to the process of transferring a computer system's operating system (OS) from one version or type to another. This can involve:</text:span></text:p>
      <text:p text:style-name="P56"><text:span text:style-name="T116">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3">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3">39. </text:span>What is sticky bit</text:p>
      <text:p text:style-name="P37"><text:span text:style-name="T79">Ans. </text:span><text:span text:style-name="T78">A Sticky bit is a permission bit that is set on a file or a directory that lets only the owner of the file/directory or the root user to delete or rename the file. No other user is given privileges to delete the file created by some other user. </text:span><text:span text:style-name="T81">1.</text:span><text:span text:style-name="T76">chmod +t </text:span><text:span text:style-name="T77">test</text:span></text:p>
      <text:p text:style-name="P37"><text:span text:style-name="T77"/></text:p>
      <text:p text:style-name="P1"/>
      <text:p text:style-name="P1"><text:soft-page-break/><text:span text:style-name="T54">40. </text:span>What is SUID in Linux?</text:p>
      <text:p text:style-name="P37"><text:span text:style-name="T79">Ans. </text:span><text:span text:style-name="T78">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0">1.</text:span><text:span text:style-name="T76">chmod u+s </text:span><text:span text:style-name="T77">test</text:span><text:span text:style-name="T76"> </text:span><text:span text:style-name="T77">2.</text:span><text:span text:style-name="T76">chmod </text:span><text:span text:style-name="T77">g</text:span><text:span text:style-name="T76">+s </text:span><text:span text:style-name="T77">test</text:span><text:span text:style-name="T76"> </text:span></text:p>
      <text:p text:style-name="P1"/>
      <text:p text:style-name="P1"><text:span text:style-name="T59">41. </text:span><text:span text:style-name="T56">W</text:span>hat is this file used for /etc/login.defs <text:span text:style-name="T55">?</text:span></text:p>
      <text:p text:style-name="P27"><text:span text:style-name="T57">Ans. The /etc/login.defs file is a system configuration file used by the Linux login system. <text:s/>It contains various default settings and parameters that govern the behavior of the Password Aging and Expiry Settings, </text:span><text:span text:style-name="T58">Account Locking and Inactivity Settings, Password Complexity Requirements, Login and Session Defaults.</text:span><text:span text:style-name="T57"><text:line-break/></text:span></text:p>
      <text:p text:style-name="P27"><text:span text:style-name="T58">42. </text:span><text:span text:style-name="T57">W</text:span>hat is .bash_history, .bash_profi<text:span text:style-name="T73">l</text:span>e and .bashrc</text:p>
      <text:p text:style-name="P12">Ans. .bash_history: This file stores a history of commands entered by the user in the Bash shell.</text:p>
      <text:p text:style-name="P1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1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0">43. </text:span><text:span text:style-name="T56">H</text:span>ow to change the port number of a paticular process using firewalld</text:p>
      <text:p text:style-name="P12">Ans. First need to change the port number in configuration file. i.e /etc/ssh/sshd_config</text:p>
      <text:p text:style-name="P12">Then need to change in firewall I.e</text:p>
      <text:p text:style-name="P12">sudo firewall-cmd --permanent --add-port=2222/tcp # if centos</text:p>
      <text:p text:style-name="P12">sudo firewall-cmd --reload <text:line-break/>OR <text:s text:c="2"/>sudo ufw allow 2222/tcp <text:s/>#if ubuntu<text:line-break/></text:p>
      <text:p text:style-name="P1"><text:span text:style-name="T60">44. </text:span><text:span text:style-name="T8">Port no of protocols</text:span></text:p>
      <text:p text:style-name="P14"><text:span text:style-name="T1">Ans. </text:span>ftp 20/21</text:p>
      <text:p text:style-name="P14">ssh 22</text:p>
      <text:p text:style-name="P14">telnet 23</text:p>
      <text:p text:style-name="P14">smtp 25</text:p>
      <text:p text:style-name="P14">dns 53</text:p>
      <text:p text:style-name="P14">dhcp 67/68</text:p>
      <text:p text:style-name="P14">tftp 69</text:p>
      <text:p text:style-name="P14">http 80</text:p>
      <text:p text:style-name="P15">https 443</text:p>
      <text:p text:style-name="P14">pop 110</text:p>
      <text:p text:style-name="P14">ntp 123</text:p>
      <text:p text:style-name="P14">imap 143</text:p>
      <text:p text:style-name="P14">snmp 161/162</text:p>
      <text:p text:style-name="P14">bgp 179</text:p>
      <text:p text:style-name="P14">ldap 389</text:p>
      <text:p text:style-name="P16">tls/ssl 989/990</text:p>
      <text:p text:style-name="P15">irc 194</text:p>
      <text:p text:style-name="P2">netbios 135-139</text:p>
      <text:p text:style-name="P80"><text:soft-page-break/><text:s/><text:span text:style-name="T101">45. </text:span><text:span text:style-name="T87">What is tcpdump ? Why it is used?</text:span></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0">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9">3</text:span>. Implement a firewall</text:p>
      <text:p text:style-name="P2"><text:span text:style-name="T9">4</text:span>. Keep things clean</text:p>
      <text:p text:style-name="P2"><text:span text:style-name="T9">5</text:span>. Limit access</text:p>
      <text:p text:style-name="P2"><text:span text:style-name="T9">6</text:span>. Create backups (and test!)</text:p>
      <text:p text:style-name="P2"><text:span text:style-name="T9">7</text:span>. Perform system auditing</text:p>
      <text:p text:style-name="P29">8.Disable all unnecessary services. </text:p>
      <text:p text:style-name="P29">9.Remove all unnecessary executables and registry entries</text:p>
      <text:p text:style-name="P17"/>
      <text:p text:style-name="P17">47. <text:span text:style-name="T108">How would you configure and manage software repositories?<text:line-break/>Configure repository files in /etc/yum.repos.d/ or /etc/apt/sources.list and use package manager commands to manage repositories.</text:span></text:p>
      <text:p text:style-name="P4"/>
      <text:p text:style-name="P4"><text:span text:style-name="T61">48. </text:span><text:span text:style-name="T10">What are the </text:span><text:span text:style-name="T11">use</text:span><text:span text:style-name="T10"> of /etc/fdisk<text:line-break/></text:span><text:span text:style-name="T61">Ans. </text:span><text:span text:style-name="T10">fdisk is a menu-driven program for creation and manipulation of partition tables. </text:span></text:p>
      <text:p text:style-name="P2">Hard disks can be divided into one or more logical disks called partitions. </text:p>
      <text:p text:style-name="P2"/>
      <text:p text:style-name="P2"><text:span text:style-name="T61">49. </text:span><text:span text:style-name="T12">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3">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oft-page-break/><text:s text:c="4"/><text:span text:style-name="T5">zombie</text:span> refers to a process waiting for its parent process to release it; it may become orphaned if the parent exits first.</text:p>
      <text:p text:style-name="P30"><text:line-break/><text:span text:style-name="T5">%Cpu(s):</text:span> <text:span text:style-name="T13">There ratio (usually expressed as a percentage)of time that the CPU is busy doing stuff. </text:span></text:p>
      <text:p text:style-name="P70"><text:span text:style-name="T14">MiB Memory:</text:span><text:span text:style-name="T15"> The first line—MiB Mem—displays physical memory utilization.</text:span></text:p>
      <text:p text:style-name="P70"><text:span text:style-name="T14">MiB Swap:</text:span><text:span text:style-name="T15">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1">50. </text:span>what can be the reasons if I'm unable to connect to a server remotely?</text:p>
      <text:p text:style-name="P2">A<text:span text:style-name="T61">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1">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5">ie</text:span>nt PC n/w cable unplugged</text:p>
      <text:p text:style-name="P2">6.User account deleted from AD and many more</text:p>
      <text:p text:style-name="P2"/>
      <text:p text:style-name="P2"><text:span text:style-name="T61">52. </text:span>What is a she bang value ?</text:p>
      <text:p text:style-name="P2"><text:span text:style-name="T1">Ans. </text:span>It is called a shebang or a "bang" line. It is nothing but the absolute path to the Bash interpreter. </text:p>
      <text:p text:style-name="P2"/>
      <text:p text:style-name="P2"><text:span text:style-name="T62">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3">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 </text:span><text:span text:style-name="T108">etc/apt/sources.list</text:span></text:p>
      <text:p text:style-name="P32"><text:soft-page-break/>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3">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 </text:p>
      <text:p text:style-name="P2"/>
      <text:p text:style-name="P2"><text:span text:style-name="T63">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4">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4">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6"><text:span text:style-name="T61">5</text:span><text:span text:style-name="T64">9</text:span><text:span text:style-name="T61">. </text:span><text:span text:style-name="T12">Where is password stored for any user</text:span></text:p>
      <text:p text:style-name="P6"><text:span text:style-name="T61">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4">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80"/>
      <text:p text:style-name="P2"><text:span text:style-name="T65">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span text:style-name="T87"/></text:p>
      <text:p text:style-name="P2"/>
      <text:p text:style-name="P2"><text:span text:style-name="T65">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1">TRANSMISSION CONTROL PROTOCOL (TCP)</text:p>
            </table:table-cell>
            <table:table-cell table:style-name="Table1.A1" office:value-type="string">
              <text:p text:style-name="P81">USER DATAGRAM PROTOCOL (UDP)</text:p>
            </table:table-cell>
          </table:table-row>
        </table:table-header-rows>
        <table:table-row>
          <table:table-cell table:style-name="Table1.A2" office:value-type="string">
            <text:p text:style-name="P3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5">TCP is reliable as it guarantees delivery of data to the destination router.</text:p>
          </table:table-cell>
          <table:table-cell table:style-name="Table1.B3" office:value-type="string">
            <text:p text:style-name="P35">The delivery of data to the destination cannot be guaranteed in UDP.</text:p>
          </table:table-cell>
        </table:table-row>
        <table:table-row>
          <table:table-cell table:style-name="Table1.A4" office:value-type="string">
            <text:p text:style-name="P35">TCP provides extensive error checking mechanisms. It is because it provides flow control and acknowledgment of data.</text:p>
          </table:table-cell>
          <table:table-cell table:style-name="Table1.B4" office:value-type="string">
            <text:p text:style-name="P35">UDP has only the basic error checking mechanism using checksums.</text:p>
          </table:table-cell>
        </table:table-row>
        <table:table-row>
          <table:table-cell table:style-name="Table1.A5" office:value-type="string">
            <text:p text:style-name="P35">TCP is comparatively slower than UDP.</text:p>
          </table:table-cell>
          <table:table-cell table:style-name="Table1.B5" office:value-type="string">
            <text:p text:style-name="P35">UDP is faster, simpler and more efficient than TCP.</text:p>
          </table:table-cell>
        </table:table-row>
        <table:table-row>
          <table:table-cell table:style-name="Table1.A6" office:value-type="string">
            <text:p text:style-name="P35">Retransmission of lost packets is possible in TCP, but not in UDP.</text:p>
          </table:table-cell>
          <table:table-cell table:style-name="Table1.B6" office:value-type="string">
            <text:p text:style-name="P35">There is no retransmission of lost packets in User Datagram Protocol (UDP).</text:p>
          </table:table-cell>
        </table:table-row>
        <table:table-row>
          <table:table-cell table:style-name="Table1.A7" office:value-type="string">
            <text:p text:style-name="P35">TCP doesn’t supports Broadcasting.</text:p>
          </table:table-cell>
          <table:table-cell table:style-name="Table1.B7" office:value-type="string">
            <text:p text:style-name="P35">UDP supports Broadcasting.</text:p>
          </table:table-cell>
        </table:table-row>
        <table:table-row>
          <table:table-cell table:style-name="Table1.A8" office:value-type="string">
            <text:p text:style-name="P35">TCP is used by HTTP, HTTPs, FTP, SMTP and Telnet.</text:p>
          </table:table-cell>
          <table:table-cell table:style-name="Table1.B8" office:value-type="string">
            <text:p text:style-name="P36">UDP is used by DNS, DHCP, TFTP, SNMP, RIP, and VoIP.</text:p>
          </table:table-cell>
        </table:table-row>
      </table:table>
      <text:p text:style-name="P5"/>
      <text:p text:style-name="P5"/>
      <text:p text:style-name="P5"/>
      <text:p text:style-name="P5"><text:soft-page-break/><text:span text:style-name="T68">63. </text:span>If df cmd shows my /var is used 8GB out of 10GB and du command shows 9GB out of 10GB ? What could <text:span text:style-name="T37">b</text:span>e the reason?</text:p>
      <text:p text:style-name="P2"><text:span text:style-name="T1">Ans. </text:span>Basically, df reads the superblock only and trusts it completely. du reads each object and sums them up. <text:s/>du == Disk Usage. <text:s/>df == Disk Free. </text:p>
      <text:p text:style-name="P2"/>
      <text:p text:style-name="P80"><text:span text:style-name="T104">64. </text:span><text:span text:style-name="T102">Diff</text:span><text:span text:style-name="T103">e</text:span><text:span text:style-name="T102">rence between samba and nfs?</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Protocol</text:span></text:p>
          </table:table-cell>
          <table:table-cell table:style-name="Table9.A1" office:value-type="string">
            <text:p text:style-name="Table_20_Contents">SMB/CIFS (Server Message Block/Common Internet File System) protocol</text:p>
          </table:table-cell>
          <table:table-cell table:style-name="Table9.A1" office:value-type="string">
            <text:p text:style-name="Table_20_Contents">NFS protocol (native to Unix/Linux)</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Strong_20_Emphasis">Platform Compatibility</text:span></text:p>
          </table:table-cell>
          <table:table-cell table:style-name="Table5.A1" office:value-type="string">
            <text:p text:style-name="Table_20_Contents">Cross-platform (Linux, Windows, Mac)</text:p>
          </table:table-cell>
          <table:table-cell table:style-name="Table5.A1" office:value-type="string">
            <text:p text:style-name="Table_20_Contents">Primarily Unix/Linux (Windows support with additional softwar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Authentication</text:span></text:p>
          </table:table-cell>
          <table:table-cell table:style-name="Table6.A1" office:value-type="string">
            <text:p text:style-name="Table_20_Contents">User-level security (NTLM, Kerberos, Windows-style authentication)</text:p>
          </table:table-cell>
          <table:table-cell table:style-name="Table6.A1" office:value-type="string">
            <text:p text:style-name="Table_20_Contents">Unix-style authentication (UID/GID), Kerberos in NFSv4</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Common Uses</text:span></text:p>
          </table:table-cell>
          <table:table-cell table:style-name="Table7.A1" office:value-type="string">
            <text:p text:style-name="Table_20_Contents">File and printer sharing in mixed environments</text:p>
          </table:table-cell>
          <table:table-cell table:style-name="Table7.A1" office:value-type="string">
            <text:p text:style-name="Table_20_Contents">File sharing within Linux/Unix environments, data center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Port Numbers</text:span></text:p>
          </table:table-cell>
          <table:table-cell table:style-name="Table8.A1" office:value-type="string">
            <text:p text:style-name="Table_20_Contents">Uses TCP port 445 (or 139 for older versions)</text:p>
          </table:table-cell>
          <table:table-cell table:style-name="Table8.A1" office:value-type="string">
            <text:p text:style-name="Table_20_Contents">Typically uses TCP/UDP port 2049</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trong_20_Emphasis">Performance</text:span></text:p>
          </table:table-cell>
          <table:table-cell table:style-name="Table10.A1" office:value-type="string">
            <text:p text:style-name="Table_20_Contents">Slower, more overhead (especially with small file operations)</text:p>
          </table:table-cell>
          <table:table-cell table:style-name="Table10.A1" office:value-type="string">
            <text:p text:style-name="Table_20_Contents">Generally faster on Unix/Linux systems (especially NFSv3/NFSv4)</text:p>
          </table:table-cell>
        </table:table-row>
      </table:table>
      <text:p text:style-name="P2"/>
      <text:p text:style-name="P3"><text:span text:style-name="T68">65. </text:span>What all commands you have used for network management ?</text:p>
      <text:p text:style-name="P47"><text:span text:style-name="T1">Ans. </text:span><text:span text:style-name="T66">Ping, netstat, arp, tracert, host, nslookup, traceroute</text:span><text:span text:style-name="T67">(</text:span>tracert are computer network diagnostic commands for displaying possible routes and measuring transit delays of packets across an Internet Protocol network<text:span text:style-name="T67">)</text:span></text:p>
      <text:p text:style-name="P2"/>
      <text:p text:style-name="P2"><text:span text:style-name="T68">66. </text:span>What is yum?</text:p>
      <text:p text:style-name="P2"><text:span text:style-name="T38">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68">67. </text:span><text:span text:style-name="T39">What is LVM</text:span></text:p>
      <text:p text:style-name="P18">Ans. LVM stands for <text:span text:style-name="T127">Logical</text:span> Volume Management. <text:span text:style-name="T13">LVM allows for very flexible disk space management. It provides features like the ability to add disk space to a logical volume and its filesystem while that filesystem is mounted and active and it allows for the collection of multiple physical hard drives and partitions into a single volume group which can then be divided into logical volumes.</text:span></text:p>
      <text:p text:style-name="P18"/>
      <text:p text:style-name="P33"><text:span text:style-name="T68">68. </text:span><text:span text:style-name="T108">Explain the purpose of the ss command in networking.<text:line-break/>Ans. ss (socket statistics) is a command-line utility to investigate sockets, network connections, and multicast groups. It provides detailed information about TCP, UDP, and Unix domain sockets.</text:span></text:p>
      <text:p text:style-name="P34"/>
      <text:p text:style-name="P70"><text:bookmark text:name="4-what-is-the-difference-between-ldap-and-active-directory"/><text:span text:style-name="T18">69. </text:span><text:span text:style-name="T19">What is the difference between LDAP and Active Directory?<text:line-break/></text:span><text:span text:style-name="T32">Ans: </text:span><text:span text:style-name="T17">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list xml:id="list4035422532" text:style-name="L1">
        <text:list-header>
          <text:p text:style-name="P82"><text:soft-page-break/><text:span text:style-name="T142">70</text:span>: What is an organizational unit in Active Directory? <text:line-break/>An OU is a container within a Microsoft Windows Active Directory (AD) domain that can hold users, groups and computers. It is the smallest unit to which an administrator can assign Group Policy settings or account permissions. <text:span text:style-name="T135">It <text:s/>is a logical container used to organize and manage resources within a domain.</text:span></text:p>
          <text:p text:style-name="P84"><text:span text:style-name="T35">7</text:span><text:span text:style-name="T36">1: </text:span><text:span text:style-name="T34">What is an </text:span><text:span text:style-name="T36">Computer</text:span><text:span text:style-name="T34"> in Active Directory? </text:span><text:span text:style-name="T36"><text:line-break/>A computer object in AD is used to model a real computer in an organizational network environment. Say, for example, I bought a new computer machine -01 in my organization, and want to allow people to access various organizational resources through this computer. </text:span></text:p>
        </text:list-header>
      </text:list>
      <text:p text:style-name="P68"><text:span text:style-name="T16">72. </text:span><text:span text:style-name="T17">What do you know about proxy servers ?<text:line-break/></text:span><text:span text:style-name="T19">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68"><text:span text:style-name="T19"/></text:p>
      <text:p text:style-name="P48"><text:bookmark text:name="work-group-vs-domain"/><text:span text:style-name="T69">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51"><text:bookmark text:name="lightweight-directory-access-protocol"/><text:span text:style-name="T69">74. </text:span>What can you tell us about the light – weight directory access protocol ?<text:line-break/><text:span text:style-name="T71">Ans. </text:span><text:span text:style-name="T70">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1"> </text:span></text:p>
      <text:p text:style-name="P52"><text:bookmark text:name="23-what-is-ip-spoofing-and-what-can-we-do-to-prevent-it"/><text:span text:style-name="T69">75. </text:span><text:span text:style-name="T70">Explain File types in linux<text:line-break/>Ans. Common file types include regular files, directories, symbolic links, device files, named pipes (FIFOs), sockets, and special files.</text:span></text:p>
      <text:p text:style-name="P48"><text:bookmark text:name="38-what-do-you-know-about-https-and-what-port-does-it-use"/><text:span text:style-name="T69">76. </text:span>What do you know about HTTPS and what port does it use ?<text:line-break/>The HTTPS uses the SSL certificates so as to confirm that the server you are connecting is the one that it says . the HTTPS traffic goes over the TCP port 443.</text:p>
      <text:p text:style-name="P71"><text:bookmark text:name="telnet"/><text:span text:style-name="T20">78. </text:span><text:span text:style-name="T19">What is Telnet ?<text:line-break/>It allows the admin to connect to the remote devices. in case telnet transfers data in the form of text. on a remote host, telnet provides access to a command-line interface because of some of the security concerns </text:span></text:p>
      <text:p text:style-name="P76"><text:span text:style-name="T90">79. </text:span><text:span text:style-name="T91">R</text:span><text:span text:style-name="T88">unning these commands as root a good or bad idea? <text:line-break/>Running (everything) as root is bad due to two major issues. The first is </text:span><text:span text:style-name="Emphasis"><text:span text:style-name="T88">risk</text:span></text:span><text:span text:style-name="T88">. Nothing prevents you from making a careless mistake when you are logged in as </text:span><text:span text:style-name="Strong_20_Emphasis"><text:span text:style-name="T88">root</text:span></text:span><text:span text:style-name="T88">. If you try to change the system in a potentially harmful way, you need to use </text:span><text:span text:style-name="Strong_20_Emphasis"><text:span text:style-name="T88">sudo</text:span></text:span><text:span text:style-name="T88">, which introduces a pause (while you’re entering the password) to ensure that you aren’t about to make a </text:span><text:soft-page-break/><text:span text:style-name="T88">mistake. The second reason is </text:span><text:span text:style-name="Emphasis"><text:span text:style-name="T88">security</text:span></text:span><text:span text:style-name="T88">. Systems are harder to hack if you don’t know the admin user’s login information. Having access to root means you already have one half of the working set of admin credentials.</text:span></text:p>
      <text:p text:style-name="P77"><text:span text:style-name="Strong_20_Emphasis"><text:span text:style-name="T90">80. </text:span></text:span><text:span text:style-name="T88">What is RAID? What is RAID 0, RAID 1, RAID 5, RAID 6, and RAID 10? <text:line-break/>A RAID (Redundant Array of Inexpensive Disks) is a technology used to increase the performance and/or reliability of data storage. The RAID levels are:</text:span></text:p>
      <text:list text:style-name="L2">
        <text:list-item>
          <text:p text:style-name="P85">RAID 0: Also known as disk striping, which is a technique that breaks up a file, and spreads the data across all of the disk drives in a RAID group. </text:p>
        </text:list-item>
        <text:list-item>
          <text:p text:style-name="P106"><text:span text:style-name="T88">RAID 1: A popular disk subsystem that increases safety by writing the same data on two drives. Called </text:span><text:span text:style-name="Emphasis"><text:span text:style-name="T88">mirroring</text:span></text:span><text:span text:style-name="T88">, RAID1 does not increase write performance, but read performance may increase up to the sum of each disks’ performance. Also, if one drive fails, the second drive is used, and the failed drive is manually replaced. </text:span></text:p>
        </text:list-item>
        <text:list-item>
          <text:p text:style-name="P86">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6">RAID 6: Similar to RAID 5, but uses double parity for extra protection. Needs at least 4 disks. Can survive two disk failures without data loss. Slower writes due to double parity calculations.</text:p>
        </text:list-item>
        <text:list-item>
          <text:p text:style-name="P87">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7"><text:s/>8<text:span text:style-name="T72">1</text:span>. How do you check the error messages while the server is booting up? </text:p>
      <text:p text:style-name="P59">Kernel messages are always stored in the kmsg buffer, visible via the dmesg command.</text:p>
      <text:p text:style-name="P58">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58"/>
      <text:p text:style-name="P79"><text:span text:style-name="T90">8</text:span><text:span text:style-name="T92">2</text:span><text:span text:style-name="T90">.</text:span><text:span text:style-name="T88"> How do you change kernel parameters? What kernel options might you need to tune? <text:line-break/>To set the kernel parameters in Unix-like systems, first edit the file </text:span><text:span text:style-name="Strong_20_Emphasis"><text:span text:style-name="T88">/etc/sysctl.conf</text:span></text:span><text:span text:style-name="T88">. After making the changes, save the file and run the </text:span><text:span text:style-name="Strong_20_Emphasis"><text:span text:style-name="T88">sysctl -p</text:span></text:span><text:span text:style-name="T88"> command. This command makes the changes permanent without rebooting the machine</text:span></text:p>
      <text:p text:style-name="P78"><text:span text:style-name="T90">8</text:span><text:span text:style-name="T92">3</text:span><text:span text:style-name="T90">.</text:span><text:span text:style-name="T88"> Explain the </text:span><text:span text:style-name="Strong_20_Emphasis"><text:span text:style-name="T88">/proc</text:span></text:span><text:span text:style-name="T88"> filesystem. <text:line-break/>The </text:span><text:span text:style-name="Strong_20_Emphasis"><text:span text:style-name="T88">/proc</text:span></text:span><text:span text:style-name="T88"> filesystem contains virtual files, it is called the </text:span><text:span text:style-name="Emphasis"><text:span text:style-name="T88">virtual file system</text:span></text:span><text:span text:style-name="T88">, and provides detailed information about the kernel, hardware, and running processes. </text:span><text:span text:style-name="T93">T</text:span><text:span text:style-name="T88">hese virtual files have unique qualities. Most of them are listed as zero bytes in size. Virtual files such as </text:span><text:span text:style-name="Strong_20_Emphasis"><text:span text:style-name="T88">/proc/interrupts</text:span></text:span><text:span text:style-name="T88">, </text:span><text:span text:style-name="Strong_20_Emphasis"><text:span text:style-name="T88">/proc/meminfo</text:span></text:span><text:span text:style-name="T88">, </text:span><text:span text:style-name="Strong_20_Emphasis"><text:span text:style-name="T88">/proc/mounts</text:span></text:span><text:span text:style-name="T88"> and </text:span><text:span text:style-name="Strong_20_Emphasis"><text:span text:style-name="T88">/proc/partitions</text:span></text:span><text:span text:style-name="T88"> provide an up-to-the-moment glimpse of the system’s hardware. </text:span></text:p>
      <text:p text:style-name="P78"><text:soft-page-break/><text:span text:style-name="T90">8</text:span><text:span text:style-name="T92">4</text:span><text:span text:style-name="T88"> How does </text:span><text:span text:style-name="Strong_20_Emphasis"><text:span text:style-name="T88">tracert</text:span></text:span><text:span text:style-name="T88"> work and what protocol does it use? <text:line-break/>The command </text:span><text:span text:style-name="Strong_20_Emphasis"><text:span text:style-name="T88">tracert</text:span></text:span><text:span text:style-name="T88">—or </text:span><text:span text:style-name="Strong_20_Emphasis"><text:span text:style-name="T88">traceroute</text:span></text:span><text:span text:style-name="T88">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88">ping</text:span></text:span><text:span text:style-name="T88"> your final destination, a </text:span><text:span text:style-name="Strong_20_Emphasis"><text:span text:style-name="T88">tracert</text:span></text:span><text:span text:style-name="T88"> can help in that you can tell exactly where the chain of connections stops.</text:span></text:p>
      <text:p text:style-name="P69"><text:span text:style-name="T19"><text:s text:c="2"/>8</text:span><text:span text:style-name="T29">5</text:span><text:span text:style-name="T19">. Which port is used for the ping command?</text:span></text:p>
      <text:p text:style-name="P60">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2"><text:span text:style-name="T20"><text:line-break/>86</text:span><text:span text:style-name="T19">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6"><text:span text:style-name="T19">87. </text:span><text:span text:style-name="T30">Directory structure in linux?</text:span><text:span text:style-name="T19"><text:line-break/></text:span><text:span text:style-name="T23">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7"><text:soft-page-break/><text:span text:style-name="T19">88.</text:span><text:span text:style-name="T26">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41"><text:span text:style-name="T107">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3"><text:span text:style-name="T23">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4"><text:span text:style-name="T21"><text:s/>9</text:span><text:span text:style-name="T22">1. </text:span><text:span text:style-name="T26">How do you find the process ID (PID) of a running process?<text:line-break/> ps -e | grep -i &lt;process_1&gt; </text:span></text:p>
      <text:p text:style-name="P6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span text:style-name="T87"/></text:p>
      <text:p text:style-name="P61">93. How do I check the SELinux policy status?<text:line-break/>Use the getenforce command to see the current mode (enforcing, permissive, disabled).</text:p>
      <text:p text:style-name="P61">9<text:span text:style-name="T82">4</text:span>. How can I view the security context (user:role:type) of a file?<text:line-break/>Use the ls -Z command to see the security context along with file permissions.</text:p>
      <text:p text:style-name="P61">9<text:span text:style-name="T82">5</text:span>. Is it safe to disable SELinux?<text:line-break/>Disabling SELinux removes its security benefits. It's generally not recommended unless absolutely necessary, and even then, proceed with caution and a thorough understanding of the risks.</text:p>
      <text:p text:style-name="P45">9<text:span text:style-name="T82">6</text:span>. <text:s/>What is CIFS?<text:line-break/>Used by Windows: It is the protocol Windows uses to share files between computers.</text:p>
      <text:p text:style-name="P45"><text:soft-page-break/>Cross-platform support: Samba allows Linux systems to communicate with Windows systems using CIFS.</text:p>
      <text:p text:style-name="P45"><text:span text:style-name="T83">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45"><text:span text:style-name="T83">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5"><text:span text:style-name="T83">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5"><text:span text:style-name="T83">100</text:span>. How do you create a symbolic link in Linux?<text:line-break/>Ans. Use the ln -s command. For example: ln -s /path/to/target /path/to/symlink</text:p>
      <text:p text:style-name="P45"><text:span text:style-name="T83">101</text:span>. Explain the significance of the /etc/resolv.conf file.<text:line-break/>Ans. /etc/resolv.conf contains configuration information for domain name resolution. It specifies the DNS servers that the system should use for domain name resolution.</text:p>
      <text:p text:style-name="P45"><text:span text:style-name="T83">102</text:span>. What is the purpose of the /etc/hosts file?<text:line-break/>Ans. The /etc/hosts file is used for hostname resolution. It maps IP addresses to hostnames. it's useful for local network configurations.</text:p>
      <text:p text:style-name="P45">1<text:span text:style-name="T83">03</text:span>. What is the purpose of the sudo command, and how is it configured?<text:line-break/>Ans. The sudo command allows a permitted user to execute a command as the superuser or another user. It's configured in the /etc/sudoers file using the visudo command.</text:p>
      <text:p text:style-name="P46">1<text:span text:style-name="T83">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46"><text:span text:style-name="T83">105</text:span>. How do you change the default shell for a user in Linux?<text:line-break/>Ans. Use the chsh command. For example: chsh -s /bin/bash username</text:p>
      <text:p text:style-name="P45">1<text:span text:style-name="T83">06</text:span>. What is the purpose of the chroot command?<text:line-break/>Ans. The chroot command allows you to change the apparent root directory for the current <text:soft-page-break/>running process and its children to a new directory. It's often used for system recovery or running untrusted software securely.</text:p>
      <text:p text:style-name="P45">1<text:span text:style-name="T83">07</text:span>. What is the purpose of the dd command, and how is it used?<text:line-break/>Ans. The dd command is used for low-level copying and conversion of files. It can be used to create disk images, copy data, and more.</text:p>
      <text:p text:style-name="P45">1<text:span text:style-name="T83">08</text:span>. How do you extend an existing file system in Linux?<text:line-break/>Ans. Use the resize2fs command to extend the file system after resizing the underlying partition using tools like fdisk or parted.</text:p>
      <text:p text:style-name="P45"><text:span text:style-name="T83">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5"><text:span text:style-name="T83">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5"><text:span text:style-name="T83">111</text:span>. Explain how to configure a network interface using the ip command.<text:line-break/>Ans. Use the ip command with ip addr add and ip link set options to configure a network interface. For example: ip addr add 192.168.1.2/24 dev eth0</text:p>
      <text:p text:style-name="P45"><text:span text:style-name="T83">112</text:span>. What is the purpose of the /etc/network/interfaces file?<text:line-break/>Ans. On Debian-based systems, /etc/network/interfaces is used to configure network interfaces, specifying details like IP addresses, gateways, and more.</text:p>
      <text:p text:style-name="P45"><text:span text:style-name="T84">113</text:span>. Discuss the importance of the /etc/sudoers file.<text:line-break/>Ans. /etc/sudoers defines which users or groups can run specific commands as the superuser. It's critical for managing elevated privileges.</text:p>
      <text:p text:style-name="P45"><text:span text:style-name="T84">114</text:span>. How do you secure SSH access to a Linux server?<text:line-break/>Ans. Configure SSH to use key-based authentication, disable password authentication, change the default SSH port, and use tools like fail2ban to protect against brute-force attacks.</text:p>
      <text:p text:style-name="P45"><text:span text:style-name="T85">115</text:span>. Explain the purpose of the sshd_config file.<text:line-break/>Ans. /etc/ssh/sshd_config is the configuration file for the OpenSSH server. It contains settings for authentication methods, allowed users, and other server parameters.</text:p>
      <text:p text:style-name="P45"><text:span text:style-name="T85">116</text:span>. How can you check for listening ports on a Linux system?<text:line-break/>Ans. Use the netstat or ss command to list open ports. For example: netstat -tuln or ss -tuln</text:p>
      <text:p text:style-name="P45"><text:span text:style-name="T85">117</text:span>. How can you encrypt a file or directory in Linux?<text:line-break/>Ans. Use tools like gpg (GNU Privacy Guard) for file encryption or encfs for creating an encrypted filesystem.</text:p>
      <text:p text:style-name="P45"><text:soft-page-break/><text:span text:style-name="T85">118</text:span>. How do you debug a shell script in Linux?<text:line-break/>Ans. Use set -x to enable debugging mode, insert echo statements, or use tools like bash -x script.sh. Debugging tools like bashdb can also be helpful.</text:p>
      <text:p text:style-name="P45"><text:span text:style-name="T86">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45"><text:span text:style-name="T86">120</text:span>. How do you uninstall a package and its dependencies in Linux?<text:line-break/>Ans. Use the apt remove or yum remove command followed by the package name to uninstall a package and its dependencies.</text:p>
      <text:p text:style-name="P45"><text:span text:style-name="T86">121</text:span>. What is the purpose of the yum history command?<text:line-break/>Ans. yum history displays a history of yum transactions, allowing users to view, undo, or redo package installations and removals.</text:p>
      <text:p text:style-name="P45"><text:span text:style-name="T86">122</text:span>. How can you clean up package cache in Linux?<text:line-break/>Ans. Use apt clean (for apt) or yum clean all (for yum) to clean up package cache and free up disk space.</text:p>
      <text:p text:style-name="P45"><text:span text:style-name="T86">123</text:span>. Discuss the differences between nice and renice commands.<text:line-break/>Ans. nice is used to launch a process with a specified priority, while renice changes the priority of an already running process.</text:p>
      <text:p text:style-name="P45"><text:span text:style-name="T86">12</text:span><text:span text:style-name="T132">4</text:span>. How can you use the sar command for system monitoring?<text:line-break/>Ans. The sar command collects, reports, or saves system activity information. It provides historical data on system performance, CPU usage, memory, and more.</text:p>
      <text:p text:style-name="P45"><text:span text:style-name="T86">12</text:span><text:span text:style-name="T132">5</text:span>. Explain the purpose of the /proc/interrupts file.<text:line-break/>Ans. /proc/interrupts displays information about the interrupts serviced by the system. It helps identify hardware-related performance issues.</text:p>
      <text:p text:style-name="P45"><text:span text:style-name="T86">12</text:span><text:span text:style-name="T132">6</text:span>. Explain how to change the default runlevel in Linux.<text:line-break/>Ans. Edit /etc/inittab (SysV init) or use the systemctl set-default command (systemd) to change the default runlevel.</text:p>
      <text:p text:style-name="P45"><text:span text:style-name="T86">12</text:span><text:span text:style-name="T132">7</text:span>. How do you disable a service from starting at boot in systemd?<text:line-break/>Ans. Use the systemctl disable command, specifying the service unit. For example: systemctl disable servicename.service</text:p>
      <text:p text:style-name="P45"><text:span text:style-name="T86">1</text:span><text:span text:style-name="T132">28</text:span>. Discuss the importance of the /etc/rc.local file in the boot process.<text:line-break/>Ans. It allows users to run custom commands or scripts during boot process.</text:p>
      <text:p text:style-name="P45"><text:span text:style-name="T86">1</text:span><text:span text:style-name="T132">29</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5"><text:span text:style-name="T27">13</text:span><text:span text:style-name="T31">0</text:span><text:span text:style-name="T28">.</text:span><text:span text:style-name="T26">How do you create a logical volume in LVM?<text:line-break/>A: To create a logical volume in LVM, follow these steps:<text:line-break/></text:span><text:soft-page-break/><text:span text:style-name="T26">Create physical volumes using pvcreate.<text:line-break/>Create a volume group using vgcreate.<text:line-break/>Create a logical volume using lvcreate.</text:span></text:p>
      <text:p text:style-name="P43"><text:span text:style-name="T107">1</text:span><text:span text:style-name="T115">3</text:span><text:span text:style-name="T132">1</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43"><text:span text:style-name="T107">1</text:span><text:span text:style-name="T115">3</text:span><text:span text:style-name="T132">2</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43"><text:span text:style-name="T107">1</text:span><text:span text:style-name="T115">3</text:span><text:span text:style-name="T132">3</text:span><text:span text:style-name="T108">: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44"><text:span text:style-name="T107">1</text:span><text:span text:style-name="T123">3</text:span><text:span text:style-name="T132">4</text:span>:<text:span text:style-name="T108"> Difference between centos </text:span><text:span text:style-name="T124">6, </text:span><text:span text:style-name="T108">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2">Feature</text:p>
          </table:table-cell>
          <table:table-cell table:style-name="Table4.B1" office:value-type="string">
            <text:p text:style-name="P62">RHEL 6</text:p>
          </table:table-cell>
          <table:table-cell table:style-name="Table4.B1" office:value-type="string">
            <text:p text:style-name="P62">RHEL 7</text:p>
          </table:table-cell>
          <table:table-cell table:style-name="Table4.B1" office:value-type="string">
            <text:p text:style-name="P62">RHEL 8 &amp; 9</text:p>
          </table:table-cell>
        </table:table-row>
        <table:table-row>
          <table:table-cell table:style-name="Table4.A2" office:value-type="string">
            <text:p text:style-name="P63">Os version</text:p>
          </table:table-cell>
          <table:table-cell table:style-name="Table4.B2" office:value-type="string">
            <text:p text:style-name="P64">2.6</text:p>
          </table:table-cell>
          <table:table-cell table:style-name="Table4.B2" office:value-type="string">
            <text:p text:style-name="P64">3.10</text:p>
          </table:table-cell>
          <table:table-cell table:style-name="Table4.B2" office:value-type="string">
            <text:p text:style-name="P64">4.18 <text:span text:style-name="T106">&amp; 5.14</text:span></text:p>
          </table:table-cell>
        </table:table-row>
        <table:table-row>
          <table:table-cell table:style-name="Table4.A2" office:value-type="string">
            <text:p text:style-name="P62">Default file system</text:p>
          </table:table-cell>
          <table:table-cell table:style-name="Table4.B2" office:value-type="string">
            <text:p text:style-name="P62">ext4</text:p>
          </table:table-cell>
          <table:table-cell table:style-name="Table4.B2" office:value-type="string">
            <text:p text:style-name="P62">XFS</text:p>
          </table:table-cell>
          <table:table-cell table:style-name="Table4.B2" office:value-type="string">
            <text:p text:style-name="P62">XFS</text:p>
          </table:table-cell>
        </table:table-row>
        <table:table-row>
          <table:table-cell table:style-name="Table4.A2" office:value-type="string">
            <text:p text:style-name="P62">Software Repositories</text:p>
          </table:table-cell>
          <table:table-cell table:style-name="Table4.B2" office:value-type="string">
            <text:p text:style-name="P62">Yum</text:p>
          </table:table-cell>
          <table:table-cell table:style-name="Table4.B2" office:value-type="string">
            <text:p text:style-name="P62">YUM </text:p>
          </table:table-cell>
          <table:table-cell table:style-name="Table4.B2" office:value-type="string">
            <text:p text:style-name="P62">DNF </text:p>
          </table:table-cell>
        </table:table-row>
        <table:table-row>
          <table:table-cell table:style-name="Table4.A2" office:value-type="string">
            <text:p text:style-name="P62">Firewalls</text:p>
          </table:table-cell>
          <table:table-cell table:style-name="Table4.B2" office:value-type="string">
            <text:p text:style-name="P62">iptables</text:p>
          </table:table-cell>
          <table:table-cell table:style-name="Table4.B2" office:value-type="string">
            <text:p text:style-name="P62">firewalld</text:p>
          </table:table-cell>
          <table:table-cell table:style-name="Table4.B2" office:value-type="string">
            <text:p text:style-name="P62">nftables. </text:p>
          </table:table-cell>
        </table:table-row>
        <table:table-row>
          <table:table-cell table:style-name="Table4.A2" office:value-type="string">
            <text:p text:style-name="P62">Virtualization</text:p>
          </table:table-cell>
          <table:table-cell table:style-name="Table4.B2" office:value-type="string">
            <text:p text:style-name="P62">KVM </text:p>
          </table:table-cell>
          <table:table-cell table:style-name="Table4.B2" office:value-type="string">
            <text:p text:style-name="P62">Docker </text:p>
          </table:table-cell>
          <table:table-cell table:style-name="Table4.B2" office:value-type="string">
            <text:p text:style-name="P62">Podman</text:p>
          </table:table-cell>
        </table:table-row>
        <table:table-row table:style-name="Table4.7">
          <table:table-cell table:style-name="Table4.A2" office:value-type="string">
            <text:p text:style-name="P62">File System Check<text:line-break/></text:p>
          </table:table-cell>
          <table:table-cell table:style-name="Table4.B2" office:value-type="string">
            <text:p text:style-name="P62"><text:s text:c="13"/>e2fsck</text:p>
          </table:table-cell>
          <table:table-cell table:style-name="Table4.B2" office:value-type="string">
            <text:p text:style-name="P62">xfs_repair</text:p>
          </table:table-cell>
          <table:table-cell table:style-name="Table4.B2" office:value-type="string">
            <text:p text:style-name="P62">xfs_repair</text:p>
          </table:table-cell>
        </table:table-row>
        <table:table-row table:style-name="Table4.7">
          <table:table-cell table:style-name="Table4.A2" office:value-type="string">
            <text:p text:style-name="P62">Enable Service on Boot</text:p>
          </table:table-cell>
          <table:table-cell table:style-name="Table4.B2" office:value-type="string">
            <text:p text:style-name="P62"><text:s text:c="12"/>chkconfig</text:p>
          </table:table-cell>
          <table:table-cell table:style-name="Table4.B2" office:value-type="string">
            <text:p text:style-name="P62">systemctl command</text:p>
          </table:table-cell>
          <table:table-cell table:style-name="Table4.B2" office:value-type="string">
            <text:p text:style-name="P62">systemctl command</text:p>
          </table:table-cell>
        </table:table-row>
      </table:table>
      <text:list text:continue-list="list4035422532" text:style-name="L1">
        <text:list-header>
          <text:p text:style-name="P83"/>
        </text:list-header>
      </text:list>
      <text:p text:style-name="P65"/>
      <text:p text:style-name="P65"/>
      <text:list text:continue-numbering="true" text:style-name="L1">
        <text:list-header>
          <text:p text:style-name="P88"/>
          <text:p text:style-name="P88"><text:soft-page-break/>Scenario Based Questions </text:p>
        </text:list-header>
        <text:list-item>
          <text:p text:style-name="P89">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89">How to list all the open files by a particular PID?<text:line-break/> <text:s text:c="2"/>- Use the command: lsof -p PID`.</text:p>
        </text:list-item>
        <text:list-item>
          <text:p text:style-name="P89">What are the reasons we are unable to unmount the file system?<text:line-break/> <text:s text:c="2"/>- You might be in the same directory, other users are accessing files, or some files are open in that directory.</text:p>
        </text:list-item>
        <text:list-item>
          <text:p text:style-name="P89">What could be the reason if a server takes more time after reboot?<text:line-break/> <text:s text:c="2"/>- The file system might be corrupt, or it could be using an older version without journaling features.</text:p>
        </text:list-item>
        <text:list-item>
          <text:p text:style-name="P89">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89">How to check the kernel routing table information?<text:line-break/> <text:s text:c="2"/>- Use one of the following commands: `route -n`, `netstat -rn`, or `ip route`.</text:p>
        </text:list-item>
        <text:list-item>
          <text:p text:style-name="P90">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107"><text:span text:style-name="Strong_20_Emphasis"><text:span text:style-name="T89">Which file specifies the default gateway?<text:line-break/></text:span></text:span><text:span text:style-name="Source_20_Text"><text:span text:style-name="T89">/etc/sysconfig/network</text:span></text:span><text:span text:style-name="T89">, specifically the </text:span><text:span text:style-name="Source_20_Text"><text:span text:style-name="T89">ifcfg</text:span></text:span><text:span text:style-name="T89"> file.</text:span></text:p>
        </text:list-item>
        <text:list-item>
          <text:p text:style-name="P108"><text:span text:style-name="Strong_20_Emphasis"><text:span text:style-name="T89">How to switch between two run levels in RHEL7?<text:line-break/></text:span></text:span><text:span text:style-name="T89">Use </text:span><text:span text:style-name="Source_20_Text"><text:span text:style-name="T89">systemctl isolate &lt;runlevel&gt;.target</text:span></text:span><text:span text:style-name="T89"> and </text:span><text:span text:style-name="Source_20_Text"><text:span text:style-name="T89">systemctl set-default &lt;runlevel&gt;.target</text:span></text:span><text:span text:style-name="T89">.</text:span></text:p>
        </text:list-item>
        <text:list-item>
          <text:p text:style-name="P108"><text:span text:style-name="Strong_20_Emphasis"><text:span text:style-name="T89">What is the nice value?<text:line-break/></text:span></text:span><text:span text:style-name="T89">It defines the priority of a process, ranges from -20 (high priority) to 19 (low priority).<text:line-break/>nice -n 5 &lt;command&gt; </text:span></text:p>
        </text:list-item>
        <text:list-item>
          <text:p text:style-name="P108"><text:span text:style-name="Strong_20_Emphasis"><text:span text:style-name="T89">Difference between FTP and TFTP?<text:line-break/></text:span></text:span><text:span text:style-name="T89">FTP is more complex, uses TCP (ports 20/21); TFTP uses UDP (port 69) and has no authentication.</text:span></text:p>
        </text:list-item>
        <text:list-item>
          <text:p text:style-name="P108"><text:span text:style-name="Strong_20_Emphasis"><text:span text:style-name="T89">How to extend the file system in Linux?<text:line-break/></text:span></text:span><text:span text:style-name="T89">Use LVM, command: <text:line-break/></text:span><text:span text:style-name="Source_20_Text"><text:span text:style-name="T89">lvextend -L +1G &lt;lv_path&gt;<text:line-break/>resize2fs &lt;lv_path&gt;</text:span></text:span></text:p>
        </text:list-item>
        <text:list-item>
          <text:p text:style-name="P108"><text:soft-page-break/><text:span text:style-name="Strong_20_Emphasis"><text:span text:style-name="T89">What is rsync?<text:line-break/></text:span></text:span><text:span text:style-name="T89">A command for syncing files; syntax: </text:span><text:span text:style-name="Source_20_Text"><text:span text:style-name="T89">rsync -rv source destination</text:span></text:span><text:span text:style-name="T89">.</text:span></text:p>
        </text:list-item>
        <text:list-item>
          <text:p text:style-name="P109"><text:span text:style-name="Strong_20_Emphasis"><text:span text:style-name="T89">How to reduce the file system in Linux?<text:line-break/>Check size by df -h<text:line-break/>unmount lv<text:line-break/>organize the data: e2fsck -f /dev/sda<text:line-break/>now reduce: lvreduce -L -200M /dev/sda<text:line-break/>update the filesystem: resize2fs /dev/sda </text:span></text:span><text:span text:style-name="Strong_20_Emphasis"><text:span text:style-name="T94"><text:line-break/></text:span></text:span><text:span text:style-name="Strong_20_Emphasis"><text:span text:style-name="T89">now verify: df -h<text:line-break/><text:line-break/>total size is 500<text:line-break/>after -200M the size remaining will be 300M<text:line-break/></text:span></text:span><text:span text:style-name="Source_20_Text"><text:span text:style-name="T89">lvreduce</text:span></text:span><text:span text:style-name="T89">, cannot be done online.</text:span></text:p>
        </text:list-item>
        <text:list-item>
          <text:p text:style-name="P108"><text:span text:style-name="Strong_20_Emphasis"><text:span text:style-name="T89">What does uptime command show?<text:line-break/></text:span></text:span><text:span text:style-name="T89">It shows load average for 1, 5, and 15 minutes.</text:span></text:p>
        </text:list-item>
        <text:list-item>
          <text:p text:style-name="P108"><text:span text:style-name="Strong_20_Emphasis"><text:span text:style-name="T89">How to scan for new disks?</text:span></text:span><text:span text:style-name="T89"><text:line-break/></text:span><text:span text:style-name="Source_20_Text"><text:span text:style-name="T89">echo “---” /sys/class/scsi_host/host0,host1/scan</text:span></text:span></text:p>
        </text:list-item>
        <text:list-item>
          <text:p text:style-name="P108"><text:span text:style-name="Strong_20_Emphasis"><text:span text:style-name="T89">How many fields in /etc/fstab?</text:span></text:span><text:span text:style-name="T89"><text:line-break/>Six fields: device name, mount point, filesystem type, mount options, dump, fsck order.</text:span></text:p>
        </text:list-item>
        <text:list-item>
          <text:p text:style-name="P108"><text:span text:style-name="Strong_20_Emphasis"><text:span text:style-name="T89">Difference between soft link and hard link?</text:span></text:span><text:span text:style-name="T89"><text:line-break/>Soft link is a shortcut file; inode number are different; <text:line-break/>hard link is a backup file; same inode numbers.</text:span></text:p>
        </text:list-item>
        <text:list-item>
          <text:p text:style-name="P108"><text:span text:style-name="Strong_20_Emphasis"><text:span text:style-name="T89">How to create soft and hard links?</text:span></text:span><text:span text:style-name="T89"><text:line-break/>Soft link: </text:span><text:span text:style-name="Source_20_Text"><text:span text:style-name="T89">ln -s source destination</text:span></text:span><text:span text:style-name="T89">; Hard link: </text:span><text:span text:style-name="Source_20_Text"><text:span text:style-name="T89">ln source destination</text:span></text:span><text:span text:style-name="T89">.</text:span></text:p>
        </text:list-item>
        <text:list-item>
          <text:p text:style-name="P108"><text:span text:style-name="Strong_20_Emphasis"><text:span text:style-name="T89">How to check if a port is listening?</text:span></text:span><text:span text:style-name="T89"><text:line-break/>Use </text:span><text:span text:style-name="Source_20_Text"><text:span text:style-name="T89">netstat -anp | grep &lt;port_number&gt;</text:span></text:span><text:span text:style-name="T89">.</text:span></text:p>
        </text:list-item>
        <text:list-item>
          <text:p text:style-name="P108"><text:span text:style-name="Strong_20_Emphasis"><text:span text:style-name="T89">What is concept of journaling? What is pros and cons</text:span></text:span><text:span text:style-name="T89"><text:line-break/>It has dedicated storage in file system, where all changes are tracked when system crashes<text:line-break/>Tracks changes to reduce filesystem corruption risk.</text:span></text:p>
        </text:list-item>
        <text:list-item>
          <text:p text:style-name="P108"><text:span text:style-name="Strong_20_Emphasis"><text:span text:style-name="T89">While doing patching if one of the package is not allowing you to do patch then what will you do</text:span></text:span><text:span text:style-name="T89"><text:line-break/></text:span><text:span text:style-name="Source_20_Text"><text:span text:style-name="T89">rpm -ivh --nodeps &lt;package_name&gt;</text:span></text:span><text:span text:style-name="T89">.</text:span></text:p>
        </text:list-item>
        <text:list-item>
          <text:p text:style-name="P89">How to set line numbering in VI editor?<text:line-break/>Use command mode, type <text:line-break/>:se nu</text:p>
        </text:list-item>
        <text:list-item>
          <text:p text:style-name="P108"><text:span text:style-name="Strong_20_Emphasis"><text:span text:style-name="T89">What is the booting process of Linux?<text:line-break/>Answer</text:span></text:span><text:span text:style-name="T89">: The booting process involves BIOS → MBR → GRUB → Kernel → Init → Run Level.</text:span></text:p>
        </text:list-item>
        <text:list-item>
          <text:p text:style-name="P108"><text:soft-page-break/><text:span text:style-name="Strong_20_Emphasis"><text:span text:style-name="T136">What is the meaning of PCPU and JCPU in the W command?<text:line-break/>Answer</text:span></text:span><text:span text:style-name="T136">: JCPU is the total run time of all processes attached to the user terminal; PCPU is the elapsed time for current processes.</text:span></text:p>
        </text:list-item>
        <text:list-item>
          <text:p text:style-name="P108"><text:span text:style-name="Strong_20_Emphasis"><text:span text:style-name="T89">What is the difference between RPM and YUM?<text:line-break/>Answer</text:span></text:span><text:span text:style-name="T89">: RPM stands for Red Hat Package Manager; YUM stands for Yellowdog Updater, modifies packages.</text:span></text:p>
        </text:list-item>
        <text:list-item>
          <text:p text:style-name="P108"><text:span text:style-name="Strong_20_Emphasis"><text:span text:style-name="T89">What is ACL and how do you set it?<text:line-break/>Answer</text:span></text:span><text:span text:style-name="T89">: ACL (Access Control List) allows fine-grained access permissions for files/directories.</text:span></text:p>
        </text:list-item>
        <text:list-item>
          <text:p text:style-name="P108"><text:span text:style-name="Strong_20_Emphasis"><text:span text:style-name="T89">Can we schedule jobs in Cron every two seconds?<text:line-break/>Answer</text:span></text:span><text:span text:style-name="T89">: No, Cron only supports scheduling at a minimum interval of one minute.</text:span></text:p>
        </text:list-item>
        <text:list-item>
          <text:p text:style-name="P108"><text:span text:style-name="Strong_20_Emphasis"><text:span text:style-name="T89">How to troubleshoot an automatically rebooted server?<text:line-break/></text:span></text:span><text:span text:style-name="T89">last reboot | less<text:line-break/>/var/log/acpi<text:line-break/>/var/log/{messages,syslog,dmesg}</text:span></text:p>
        </text:list-item>
        <text:list-item>
          <text:p text:style-name="P108"><text:span text:style-name="Strong_20_Emphasis"><text:span text:style-name="T89">Which command is used to change the user password expiration limit?<text:line-break/>Answer</text:span></text:span><text:span text:style-name="T89">: </text:span><text:span text:style-name="Source_20_Text"><text:span text:style-name="T89">chage -E </text:span></text:span><text:span text:style-name="Source_20_Text"><text:span text:style-name="T100">90</text:span></text:span><text:span text:style-name="Source_20_Text"><text:span text:style-name="T89"> &lt;username&gt;</text:span></text:span><text:span text:style-name="T89">. </text:span><text:span text:style-name="T100"># expiry after 90 days</text:span></text:p>
        </text:list-item>
        <text:list-item>
          <text:p text:style-name="P108"><text:span text:style-name="Strong_20_Emphasis"><text:span text:style-name="T89">How to extract a single file from a tar archive?<text:line-break/>Answer</text:span></text:span><text:span text:style-name="T89">: Use the command </text:span><text:span text:style-name="Source_20_Text"><text:span text:style-name="T89">tar -xvtf archive.tar file</text:span></text:span><text:span text:style-name="T89">.</text:span></text:p>
        </text:list-item>
        <text:list-item>
          <text:p text:style-name="P108"><text:span text:style-name="Strong_20_Emphasis"><text:span text:style-name="T89">Which command is used to see the memory status?<text:line-break/>Answer</text:span></text:span><text:span text:style-name="T89">: Use </text:span><text:span text:style-name="Source_20_Text"><text:span text:style-name="T89">free -g</text:span></text:span><text:span text:style-name="T89"> for GB or </text:span><text:span text:style-name="Source_20_Text"><text:span text:style-name="T89">free -m</text:span></text:span><text:span text:style-name="T89"> for MB.</text:span></text:p>
        </text:list-item>
        <text:list-item>
          <text:p text:style-name="P108"><text:span text:style-name="Strong_20_Emphasis"><text:span text:style-name="T89">Which command is used to see the architecture of a Linux server?<text:line-break/>Answer</text:span></text:span><text:span text:style-name="T89">: Use </text:span><text:span text:style-name="Source_20_Text"><text:span text:style-name="T89">uname -a</text:span></text:span><text:span text:style-name="T89"> to check the architecture.</text:span></text:p>
        </text:list-item>
        <text:list-item>
          <text:p text:style-name="P89">What is a find command?<text:line-break/>Used to locate files in Linux.</text:p>
        </text:list-item>
        <text:list-item>
          <text:p text:style-name="P89">How to search text in multiple files?<text:line-break/>find / -type f -name “*.logs” -exec grep ‘error’ {}\; </text:p>
        </text:list-item>
        <text:list-item>
          <text:p text:style-name="P89">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89">How to delete logs older than 30 days?<text:line-break/>find / -name “*.log” <text:s/>-mtime +30 -exec rm -rf {}\;</text:p>
        </text:list-item>
        <text:list-item>
          <text:p text:style-name="P89">How to remove duplicate packages?<text:line-break/>package-cleanup –dupes.</text:p>
        </text:list-item>
        <text:list-item>
          <text:p text:style-name="P89"><text:soft-page-break/>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89">Which file changes default run level?<text:line-break/>/etc/inittab.</text:p>
        </text:list-item>
        <text:list-item>
          <text:p text:style-name="P89">how to downgrade a package<text:line-break/>yum history list all<text:line-break/>yum history info &lt;transaction-id&gt;<text:line-break/>yum history undo 8</text:p>
        </text:list-item>
        <text:list-item>
          <text:p text:style-name="P89">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89">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89">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89">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89">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span text:style-name="T87"/></text:p>
        </text:list-item>
        <text:list-item>
          <text:p text:style-name="P89"><text:soft-page-break/>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89">What is the difference between incremental backup and differential backup?<text:line-break/>Incremental Backup:Backs up only data changed since the last backup (full or incremental).<text:line-break/>Faster and requires less space but can be time-consuming to restore.</text:p>
          <text:p text:style-name="P91">Differential Backup:Backs up all data changed since the last full backup.<text:line-break/>Slower than incremental but restores faster. </text:p>
        </text:list-item>
        <text:list-item>
          <text:p text:style-name="P91">How to check if a file is opened and with its process ID?<text:line-break/>Use the command lsof. It lists open files along with their PIDs. Pipe it with less for easier viewing: lsof | less.</text:p>
        </text:list-item>
        <text:list-item>
          <text:p text:style-name="P89">How to list all files opened by a particular PID?<text:line-break/>lsof -p &lt;PID&gt;. To count the files, use lsof -p &lt;PID&gt; | wc -l.<text:span text:style-name="T87"/></text:p>
        </text:list-item>
        <text:list-item>
          <text:p text:style-name="P89">Which command displays system summary information and current utilization?<text:line-break/>Use the top command to get a summary of system utilization.</text:p>
        </text:list-item>
        <text:list-item>
          <text:p text:style-name="P89">Which command shows CPU utilization, memory utilization, and zombie processes?<text:line-break/>Use the top command.</text:p>
        </text:list-item>
        <text:list-item>
          <text:p text:style-name="P89">How to display process details for a specific user?<text:line-break/><text:span text:style-name="T117">t</text:span>op -u &lt;username&gt; to see processes for a specific user.</text:p>
        </text:list-item>
        <text:list-item>
          <text:p text:style-name="P89">How to kill a process using the top command?<text:line-break/>Run top, press k, and enter the PID of the process you want to kill.</text:p>
        </text:list-item>
        <text:list-item>
          <text:p text:style-name="P89">How to find out the PID and process details of an application?<text:line-break/>ps -ef | grep &lt;process_name&gt; to find the PID and details.</text:p>
        </text:list-item>
        <text:list-item>
          <text:p text:style-name="P89">How to terminate a process?<text:line-break/>kill -9 &lt;PID&gt; to forcefully terminate a process.</text:p>
        </text:list-item>
        <text:list-item>
          <text:p text:style-name="P89">How to capture Network traffic between source and destination IP?<text:line-break/><text:span text:style-name="T125">sudo </text:span>tcpdump -<text:span text:style-name="T117">v </text:span>src <text:span text:style-name="T117">192.168.1.2</text:span> and dst <text:span text:style-name="T117">192.168.1.3</text:span></text:p>
        </text:list-item>
        <text:list-item>
          <text:p text:style-name="P92">How to capture Network traffic for destination Port 443?<text:line-break/><text:span text:style-name="T125">sudo </text:span>tcpdump dst port 443<text:span text:style-name="T122"><text:line-break/></text:span><text:line-break/>How to diagnose performance issues with storage devices?<text:line-break/>iosta<text:span text:style-name="T126">t</text:span></text:p>
        </text:list-item>
        <text:list-item>
          <text:p text:style-name="P89">How to display disk statistics?<text:line-break/>iostat -d.</text:p>
        </text:list-item>
        <text:list-item>
          <text:p text:style-name="P89"><text:soft-page-break/>How to display CPU statistics?<text:line-break/>iostat -c.</text:p>
        </text:list-item>
        <text:list-item>
          <text:p text:style-name="P89">How to show stats of all protocols<text:line-break/>Use netstat -s.</text:p>
        </text:list-item>
        <text:list-item>
          <text:p text:style-name="P89">How to see kernel routing table information?<text:line-break/>route -n or ip route.</text:p>
        </text:list-item>
        <text:list-item>
          <text:p text:style-name="P89">How to check available memory?<text:line-break/>free -g or free -m.</text:p>
        </text:list-item>
        <text:list-item>
          <text:p text:style-name="P89">How can you list all partitions using command line?<text:line-break/>fdisk -l or lsblk commands to list partitions.</text:p>
        </text:list-item>
        <text:list-item>
          <text:p text:style-name="P89">Explain the difference between primary and logical partitions.<text:line-break/>Primary partitions are limited to four; logical partitions are created within extended partitions. </text:p>
        </text:list-item>
        <text:list-item>
          <text:p text:style-name="P89">How do you format a partition with ext4 file system?<text:line-break/>mkfs.ext4 /dev/sdX1 to format the partition.</text:p>
        </text:list-item>
        <text:list-item>
          <text:p text:style-name="P89">How can you check the file system integrity of a partition?<text:line-break/><text:span text:style-name="T119">umount /dev/sdb1</text:span><text:line-break/><text:span text:style-name="T119">f</text:span><text:span text:style-name="T118">sck.</text:span><text:span text:style-name="T119">ext4 /dev/sdb1</text:span></text:p>
        </text:list-item>
        <text:list-item>
          <text:p text:style-name="P93">Who is a super user, system user, and normal user?<text:line-break/>The super user is the root user (UID 0)<text:span text:style-name="T120">(GID 0)(/root)(/bin/bash)</text:span>; <text:line-break/>system users (UID 1-499)<text:span text:style-name="T120">(GID 1-499) (/var/ftp) (/sbin/nologin)</text:span> include services like FTP/SSH; <text:line-break/>normal users (UID 500-60000)<text:span text:style-name="T120">(GID 500-60000)(/home/vaibhav)(/bin/bash)</text:span> are regular accounts.</text:p>
        </text:list-item>
        <text:list-item>
          <text:p text:style-name="P89">What files are involved in user management?<text:line-break/>User details are stored in /etc/passwd, while password information is stored in /etc/shadow.</text:p>
        </text:list-item>
        <text:list-item>
          <text:p text:style-name="P89">Explain the fields in /etc/passwd and /etc/shadow.<text:line-break/>/etc/passwd has 7 fields: username, password placeholder, UID, GID, user info, home directory, shell. /etc/shadow has 9 fields including username, hashed password, <text:span text:style-name="T121">last password change, minimum password age, maximum passowrd age </text:span>and password <text:span text:style-name="T121">warning period</text:span>.</text:p>
        </text:list-item>
        <text:list-item>
          <text:p text:style-name="P89">How to add, delete, and modify a user?<text:line-break/>Use useradd to add, userdel to delete (use -r to remove home directory), and usermod to modify (e.g., change shell or comment).</text:p>
        </text:list-item>
        <text:list-item>
          <text:p text:style-name="P89">How do you lock and unlock a user account in Linux?<text:line-break/>Use usermod -L [username] to lock the account and usermod -U [username] to unlock it. <text:soft-page-break/>Alternatively, you can edit /etc/shadow directly by adding or removing an exclamation mark.</text:p>
        </text:list-item>
        <text:list-item>
          <text:p text:style-name="P89">What is the use of the chage command and how to set a user password to never expire?<text:line-break/>The chage command is used to change password expiration settings. To set a password to never expire, use chage -M -1 [username].</text:p>
        </text:list-item>
        <text:list-item>
          <text:p text:style-name="P89">How can you restrict a user from logging in during specific hours using PAM?<text:line-break/>Use the PAM module pam_time and configure the access rules in /etc/security/time.conf to limit login times.</text:p>
        </text:list-item>
        <text:list-item>
          <text:p text:style-name="P94">How to reduce a Logical Volume?<text:line-break/>Unmount, run e2fsck, then lvreduce -L &lt;new_size&gt; &lt;LV_Name&gt; and update with resize2fs.</text:p>
        </text:list-item>
        <text:list-item>
          <text:p text:style-name="P94">How to migrate a Logical Volume?<text:line-break/>Use pvmove &lt;old_PV&gt; &lt;new_PV&gt; to migrate data from old to new Physical Volume.</text:p>
        </text:list-item>
        <text:list-item>
          <text:p text:style-name="P94">How to delete a Logical Volume, Volume Group, and Physical Volume?<text:line-break/>Use lvremove, vgremove, and pvremove in reverse order to delete them.</text:p>
        </text:list-item>
        <text:list-item>
          <text:p text:style-name="P95">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97">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item>
          <text:p text:style-name="P97">Difference between SAN and NAS</text:p>
        </text:list-item>
      </text:list>
      <table:table table:name="Table3" table:style-name="Table3">
        <table:table-column table:style-name="Table3.A"/>
        <table:table-column table:style-name="Table3.B"/>
        <table:table-row>
          <table:table-cell table:style-name="Table3.A1" office:value-type="string">
            <text:list text:continue-numbering="true" text:style-name="L1">
              <text:list-header>
                <text:p text:style-name="P96">NAS</text:p>
              </text:list-header>
            </text:list>
          </table:table-cell>
          <table:table-cell table:style-name="Table3.B1" office:value-type="string">
            <text:list text:continue-numbering="true" text:style-name="L1">
              <text:list-header>
                <text:p text:style-name="P96">SAN</text:p>
              </text:list-header>
            </text:list>
          </table:table-cell>
        </table:table-row>
        <table:table-row>
          <table:table-cell table:style-name="Table3.A1" office:value-type="string">
            <text:list text:continue-numbering="true" text:style-name="L1">
              <text:list-header>
                <text:p text:style-name="P96">Typically used in homes and small to medium sized businesses.</text:p>
              </text:list-header>
            </text:list>
          </table:table-cell>
          <table:table-cell table:style-name="Table3.B1" office:value-type="string">
            <text:list text:continue-numbering="true" text:style-name="L1">
              <text:list-header>
                <text:p text:style-name="P96">Typically used in professional and enterprise environments.</text:p>
              </text:list-header>
            </text:list>
          </table:table-cell>
        </table:table-row>
        <table:table-row>
          <table:table-cell table:style-name="Table3.A1" office:value-type="string">
            <text:list text:continue-numbering="true" text:style-name="L1">
              <text:list-header>
                <text:p text:style-name="P96">Less expensive</text:p>
              </text:list-header>
            </text:list>
          </table:table-cell>
          <table:table-cell table:style-name="Table3.B1" office:value-type="string">
            <text:list text:continue-numbering="true" text:style-name="L1">
              <text:list-header>
                <text:p text:style-name="P96">More expensive</text:p>
              </text:list-header>
            </text:list>
          </table:table-cell>
        </table:table-row>
        <table:table-row>
          <table:table-cell table:style-name="Table3.A1" office:value-type="string">
            <text:list text:continue-numbering="true" text:style-name="L1">
              <text:list-header>
                <text:p text:style-name="P96">Easier to manage</text:p>
              </text:list-header>
            </text:list>
          </table:table-cell>
          <table:table-cell table:style-name="Table3.B1" office:value-type="string">
            <text:list text:continue-numbering="true" text:style-name="L1">
              <text:list-header>
                <text:p text:style-name="P96">Requires more administration</text:p>
              </text:list-header>
            </text:list>
          </table:table-cell>
        </table:table-row>
        <table:table-row>
          <table:table-cell table:style-name="Table3.A1" office:value-type="string">
            <text:list text:continue-numbering="true" text:style-name="L1">
              <text:list-header>
                <text:p text:style-name="P96">Data accessed as if it were a network-<text:soft-page-break/>attached drive (files)</text:p>
              </text:list-header>
            </text:list>
          </table:table-cell>
          <table:table-cell table:style-name="Table3.B1" office:value-type="string">
            <text:list text:continue-numbering="true" text:style-name="L1">
              <text:list-header>
                <text:p text:style-name="P96">Servers access data as if it were a local <text:soft-page-break/>hard drive (blocks)</text:p>
              </text:list-header>
            </text:list>
          </table:table-cell>
        </table:table-row>
        <table:table-row>
          <table:table-cell table:style-name="Table3.A1" office:value-type="string">
            <text:list text:continue-numbering="true" text:style-name="L1">
              <text:list-header>
                <text:p text:style-name="P96">I/O protocols: NFS, SMB/CIFS, HTTP</text:p>
              </text:list-header>
            </text:list>
          </table:table-cell>
          <table:table-cell table:style-name="Table3.B1" office:value-type="string">
            <text:list text:continue-numbering="true" text:style-name="L1">
              <text:list-header>
                <text:p text:style-name="P96">SCSI, iSCSI, FCoE</text:p>
              </text:list-header>
            </text:list>
          </table:table-cell>
        </table:table-row>
        <table:table-row>
          <table:table-cell table:style-name="Table3.A1" office:value-type="string">
            <text:list text:continue-numbering="true" text:style-name="L1">
              <text:list-header>
                <text:p text:style-name="P96">Lower-end not highly scalable; high-end NAS scale to petabytes using clusters or scale-out nodes</text:p>
              </text:list-header>
            </text:list>
          </table:table-cell>
          <table:table-cell table:style-name="Table3.B1" office:value-type="string">
            <text:list text:continue-numbering="true" text:style-name="L1">
              <text:list-header>
                <text:p text:style-name="P96">Network architecture enables admins to scale both performance and capacity as needed</text:p>
              </text:list-header>
            </text:list>
          </table:table-cell>
        </table:table-row>
        <table:table-row>
          <table:table-cell table:style-name="Table3.A1" office:value-type="string">
            <text:list text:continue-numbering="true" text:style-name="L1">
              <text:list-header>
                <text:p text:style-name="P96">Does not work with virtualization</text:p>
              </text:list-header>
            </text:list>
          </table:table-cell>
          <table:table-cell table:style-name="Table3.B1" office:value-type="string">
            <text:list text:continue-numbering="true" text:style-name="L1">
              <text:list-header>
                <text:p text:style-name="P96">Works with virtualization</text:p>
              </text:list-header>
            </text:list>
          </table:table-cell>
        </table:table-row>
        <table:table-row>
          <table:table-cell table:style-name="Table3.A1" office:value-type="string">
            <text:list text:continue-numbering="true" text:style-name="L1">
              <text:list-header>
                <text:p text:style-name="P96">Entry level systems often have a single point of failure, e.g. power supply</text:p>
              </text:list-header>
            </text:list>
          </table:table-cell>
          <table:table-cell table:style-name="Table3.B1" office:value-type="string">
            <text:list text:continue-numbering="true" text:style-name="L1">
              <text:list-header>
                <text:p text:style-name="P96">Fault tolerant network with redundant functionality</text:p>
              </text:list-header>
            </text:list>
          </table:table-cell>
        </table:table-row>
        <table:table-row>
          <table:table-cell table:style-name="Table3.A1" office:value-type="string">
            <text:list text:continue-numbering="true" text:style-name="L1">
              <text:list-header>
                <text:p text:style-name="P96">Susceptible to network bottlenecks</text:p>
              </text:list-header>
            </text:list>
          </table:table-cell>
          <table:table-cell table:style-name="Table3.B1" office:value-type="string">
            <text:list text:continue-numbering="true" text:style-name="L1">
              <text:list-header>
                <text:p text:style-name="P96">Not affected by network traffic bottlenecks. Simultaneous access to cache, benefiting applications such as video editing.</text:p>
              </text:list-header>
            </text:list>
          </table:table-cell>
        </table:table-row>
        <table:table-row>
          <table:table-cell table:style-name="Table3.A1" office:value-type="string">
            <text:list text:continue-numbering="true" text:style-name="L1">
              <text:list-header>
                <text:p text:style-name="P96">File backups and snapshots economical and schedulable.</text:p>
              </text:list-header>
            </text:list>
          </table:table-cell>
          <table:table-cell table:style-name="Table3.B1" office:value-type="string">
            <text:list text:continue-numbering="true" text:style-name="L1">
              <text:list-header>
                <text:p text:style-name="P96">Block backups and mirrors require more storage.</text:p>
              </text:list-header>
            </text:list>
          </table:table-cell>
        </table:table-row>
      </table:table>
      <text:list text:continue-numbering="true" text:style-name="L1">
        <text:list-header>
          <text:p text:style-name="P96"/>
          <text:p text:style-name="P96">The main difference between RAID and SAN is that RAID is a data storage technology, while SAN is a network that provides access to storage devices</text:p>
        </text:list-header>
        <text:list-item>
          <text:p text:style-name="P96"><text:s/><text:span text:style-name="T128">What is autofs<text:line-break/>Autofs is a Linux-based service that automatically mounts file systems on demand and unmounts them when they are no longer in use. It manages automounting of network file systems, such as NFS, and local file systems, like removable media, to ensure efficient use of resources.</text:span></text:p>
        </text:list-item>
        <text:list-item>
          <text:p text:style-name="P96"><text:span text:style-name="T130"><text:s/>Things to do before and after patching</text:span><text:line-break/>Pre-Patching:<text:line-break/>Backups: Take a backup of critical data or system snapshot.<text:line-break/>Review Patches: Check available patches and their impact.<text:line-break/>Notify Stakeholders: Inform users and schedule downtime if needed.<text:line-break/>Disk Space: Ensure sufficient disk space.<text:line-break/>Rollback Plan: Prepare a rollback strategy in case something goes wrong.</text:p>
          <text:p text:style-name="P96">Patching:<text:line-break/>Update System:sudo yum update -y<text:line-break/>Monitor Logs: Watch for errors during the update process.</text:p>
          <text:p text:style-name="P98">Post-Patching:<text:line-break/>Reboot (if needed)<text:line-break/><text:soft-page-break/>Verify Services: Check if all services are running as expected. <text:span text:style-name="T141">Use `systemctl list-units --type=service` to list running services.</text:span><text:line-break/>Check Logs: Ensure no errors after patching.<text:line-break/>Notify Stakeholders: Confirm the system is back online and functioning properly.</text:p>
        </text:list-item>
        <text:list-item>
          <text:p text:style-name="P110"><text:span text:style-name="T96"><text:s/></text:span><text:span text:style-name="T97">Commands for patching the linux<text:line-break/>centos:<text:line-break/></text:span><text:span text:style-name="Source_20_Text"><text:span text:style-name="T105">yum check-update<text:line-break/>yum update -y<text:line-break/><text:line-break/>ubuntu<text:line-break/>apt update &amp;&amp; apt -y upgrade</text:span></text:span></text:p>
        </text:list-item>
        <text:list-item>
          <text:p text:style-name="P110"><text:span text:style-name="Source_20_Text"><text:span text:style-name="T97">D</text:span></text:span><text:span text:style-name="Source_20_Text"><text:span text:style-name="T96">ifference between yum update and yum upgrade in CentOS<text:line-break/>"yum update" will generally update all installed packages to their latest available version without necessarily removing old versions, while "yum upgrade" will force the installation of the latest version, potentially removing older packages that are no longer needed to achieve the update</text:span></text:span></text:p>
        </text:list-item>
        <text:list-item>
          <text:p text:style-name="P99"><text:s/>How to block any person from ssh login<text:line-break/>Method one:<text:line-break/>sudo vi /etc/ssh/sshd_config<text:line-break/>DenyUsers username</text:p>
          <text:p text:style-name="P99">Method two:<text:line-break/>sudo vi /etc/hosts.deny<text:line-break/>sshd: 192.168.1.100</text:p>
          <text:p text:style-name="P111"><text:span text:style-name="T138">Method 3<text:line-break/></text:span><text:span text:style-name="Source_20_Text"><text:span text:style-name="T139">usermod -s /sbin/nologin username</text:span></text:span></text:p>
        </text:list-item>
        <text:list-item>
          <text:p text:style-name="P112"><text:span text:style-name="T98"><text:s/></text:span><text:span text:style-name="T99">How to block usb in linux system<text:line-break/>Method 1<text:line-break/># echo 'blacklist usb-storage' &gt;&gt; /etc/modprobe.d/blacklist.conf<text:line-break/>reboot<text:line-break/><text:line-break/>Method 2<text:line-break/>vim /etc/modprobe.d/usb-storage.conf<text:line-break/>install usb-storage /bin/true<text:line-break/>:wq<text:line-break/><text:line-break/>reboot<text:line-break/></text:span></text:p>
        </text:list-item>
        <text:list-item>
          <text:p text:style-name="P99"><text:s/><text:span text:style-name="T131">What are the reasons that you are not able to access server<text:line-break/>Summary of Common Issues:<text:line-break/>1. </text:span>Network issues (connectivity, firewall, routing).<text:line-break/><text:span text:style-name="T131">2. </text:span>SSH service not running or misconfigured.<text:line-break/><text:span text:style-name="T131">3. </text:span>Authentication issues (password, SSH keys, locked account).<text:line-break/><text:span text:style-name="T131">4. </text:span>Access control restrictions (hosts.allow/deny, firewalls).<text:line-break/><text:soft-page-break/><text:span text:style-name="T131">5. </text:span>Resource exhaustion (high load, no disk space).<text:line-break/><text:span text:style-name="T131">6. </text:span>Security restrictions (SELinux, ACLs).<text:line-break/><text:span text:style-name="T131">7. </text:span>Host key mismatch in SSH known_hosts.</text:p>
        </text:list-item>
        <text:list-item>
          <text:p text:style-name="P100">Which tools are required to install samba<text:line-break/>samba-client samba-ad-dc winbind kerberos ntp dnsutils</text:p>
        </text:list-item>
        <text:list-item>
          <text:p text:style-name="P100">command to add system in samba AD<text:line-break/><text:line-break/>sudo realm discover cn.lan<text:line-break/>sudo realm join -U Administrator cn.lan</text:p>
        </text:list-item>
        <text:list-item>
          <text:p text:style-name="P101">What is realm<text:line-break/>This is part of the realmd package, a tool used to join a system to an identity management or domain service, such as Active Directory (AD) or FreeIPA.</text:p>
        </text:list-item>
        <text:list-item>
          <text:p text:style-name="P113"><text:span text:style-name="T95">Diffrence between ftp and sftp?<text:line-break/></text:span><text:span text:style-name="Strong_20_Emphasis"><text:span text:style-name="T95">FTP (File Transfer Protocol)</text:span></text:span><text:span text:style-name="T95">:</text:span></text:p>
          <text:p text:style-name="P113"><text:span text:style-name="Strong_20_Emphasis"><text:span text:style-name="T95">Security</text:span></text:span><text:span text:style-name="T95">: Insecure, data (including passwords) is sent in plain text.<text:line-break/></text:span><text:span text:style-name="Strong_20_Emphasis"><text:span text:style-name="T95">Port</text:span></text:span><text:span text:style-name="T95">: Uses ports 20 (data) and 21 (control).<text:line-break/></text:span><text:span text:style-name="Strong_20_Emphasis"><text:span text:style-name="T95">Protocol</text:span></text:span><text:span text:style-name="T95">: Standalone, no encryption.<text:line-break/></text:span><text:span text:style-name="Strong_20_Emphasis"><text:span text:style-name="T95">Authentication</text:span></text:span><text:span text:style-name="T95">: Username and password in plaintext.<text:line-break/></text:span><text:span text:style-name="Strong_20_Emphasis"><text:span text:style-name="T95">Use Case</text:span></text:span><text:span text:style-name="T95">: Suitable for non-sensitive data transfers.</text:span></text:p>
          <text:p text:style-name="P113"><text:span text:style-name="Strong_20_Emphasis"><text:span text:style-name="T95">SFTP (Secure File Transfer Protocol)</text:span></text:span><text:span text:style-name="T95">:<text:line-break/></text:span><text:span text:style-name="Strong_20_Emphasis"><text:span text:style-name="T95">Security</text:span></text:span><text:span text:style-name="T95">: Secure, data is encrypted via SSH.<text:line-break/></text:span><text:span text:style-name="Strong_20_Emphasis"><text:span text:style-name="T95">Port</text:span></text:span><text:span text:style-name="T95">: Uses port 22 (same as SSH).<text:line-break/></text:span><text:span text:style-name="Strong_20_Emphasis"><text:span text:style-name="T95">Protocol</text:span></text:span><text:span text:style-name="T95">: Runs over SSH for encryption.<text:line-break/></text:span><text:span text:style-name="Strong_20_Emphasis"><text:span text:style-name="T95">Authentication</text:span></text:span><text:span text:style-name="T95">: Uses passwords or SSH keys (secure).<text:line-break/></text:span><text:span text:style-name="Strong_20_Emphasis"><text:span text:style-name="T95">Use Case</text:span></text:span><text:span text:style-name="T95">: Ideal for secure, sensitive data transfers.</text:span></text:p>
        </text:list-item>
        <text:list-item>
          <text:p text:style-name="P102">What kind of query does DNS understand?<text:line-break/>DNS understands **recursive** and **iterative** queries, typically in the form of A, AAAA, MX, CNAME, PTR, and NS record types.</text:p>
        </text:list-item>
        <text:list-item>
          <text:p text:style-name="P102">What will you use to view a specific user's 3-day old activities?<text:line-break/>Tools like `last`, `auditd`, or reviewing logs in `/var/log/auth.log` or `/var/log/secure`.</text:p>
        </text:list-item>
        <text:list-item>
          <text:p text:style-name="P103">If I have an 8-core CPU out of which 4 CPUs are in use, what will be the load average?<text:line-break/>The load average would likely be around **4.0**, indicating that 4 of 8 cores are actively being used.</text:p>
        </text:list-item>
        <text:list-item>
          <text:p text:style-name="P103">If the load averag<text:span text:style-name="T133">e</text:span> is 4, 4, 4, what does that mean?<text:line-break/>It means that for the past 1, 5, and 15 minutes, the system has had an average of 4 processes either running or waiting to run. If this matches the number of CPU cores, it’s considered fully utilized.</text:p>
        </text:list-item>
        <text:list-item>
          <text:p text:style-name="P103"><text:soft-page-break/>How will you reduce the load average in the top command?<text:line-break/>You can reduce load by identifying high CPU or memory-consuming processes and either terminating them (`kill` command), adjusting process priorities (`renice`).</text:p>
        </text:list-item>
        <text:list-item>
          <text:p text:style-name="P103">If 10 tar files are downloaded, how can I extract only one file to any directory?<text:line-break/>Use the command: `tar -xvf archive.tar file_to_extract -C /path/to/destination`.</text:p>
        </text:list-item>
        <text:list-item>
          <text:p text:style-name="P103">What is a LUN?<text:line-break/>A **Logical Unit Number (LUN)** is a logical identifier used to represent a physical or virtual portion of storage, often associated with SAN environments.</text:p>
        </text:list-item>
        <text:list-item>
          <text:p text:style-name="P103">If a system has crashed and a KDump file has generated, how would you bring up the system?<text:line-break/>Reboot the system normally. The **KDump** file can be analyzed later using tools like `crash` to diagnose the issue.<text:line-break/><text:span text:style-name="T140">Location:- </text:span>/<text:span text:style-name="T140">var/crash</text:span></text:p>
        </text:list-item>
        <text:list-item>
          <text:p text:style-name="P103">When you create a normal user, what files are modified?<text:line-break/>Files such as `/etc/passwd`, `/etc/shadow`, `/etc/group`, and possibly files in `/home` or other directories for user-specific configurations.</text:p>
        </text:list-item>
        <text:list-item>
          <text:p text:style-name="P103">If a client complains that resources are slow, how will you resolve the issue?<text:line-break/>Use tools like `top`, `iotop`, `vmstat`, `free`, and `sar` to identify CPU, memory, disk, or network bottlenecks and resolve the issue accordingly.</text:p>
        </text:list-item>
        <text:list-item>
          <text:p text:style-name="P103">For running FTP, which service needs to be disabled first?<text:line-break/>Disable **SFTP** or **SSH** if it's conflicting with the FTP service.</text:p>
        </text:list-item>
        <text:list-item>
          <text:p text:style-name="P103">How to check user login status?<text:line-break/>Use the command `w`, `who`, or `last` to see user login status.</text:p>
        </text:list-item>
        <text:list-item>
          <text:p text:style-name="P103">How to check the number of HDDs connected to the system?<text:line-break/>Use commands like `lsblk`, `fdisk -l`, or `lsscsi`.</text:p>
        </text:list-item>
        <text:list-item>
          <text:p text:style-name="P103">If I have a user named Mumbai, can I create a group with the same name?<text:line-break/>Yes, you can create a group with the same name as a user using `groupadd mumbai`.</text:p>
        </text:list-item>
        <text:list-item>
          <text:p text:style-name="P103">How to know which processes are running in Linux?<text:line-break/>Use `ps aux`, `top`, or `htop` to view running processes.</text:p>
        </text:list-item>
        <text:list-item>
          <text:p text:style-name="P103">What is the command to check NFS shared files on a client machine?<text:line-break/>Use `showmount -e &lt;server&gt;` or `df -h` to check NFS shared directories.</text:p>
        </text:list-item>
        <text:list-item>
          <text:p text:style-name="P103">If port 22 is not working on a client machine, how will you access it?<text:line-break/>Access the system via an alternative method such as **physical console**, **IPMI**, or another open port configured for SSH.</text:p>
        </text:list-item>
        <text:list-item>
          <text:p text:style-name="P103">What is the difference between L and l in LVM?<text:line-break/>**Capital L** represents **size in terms of logical volumes** (e.g., 100%FREE), while **lowercase l** specifies **physical extents** (e.g., lvcreate -l 100%VG).</text:p>
        </text:list-item>
        <text:list-item>
          <text:p text:style-name="P103"><text:soft-page-break/>Explain kernel tuning.<text:line-break/>Kernel tuning refers to modifying system parameters, usually through `/etc/sysctl.conf` or the `sysctl` command, to improve performance, security, or resource management.</text:p>
        </text:list-item>
        <text:list-item>
          <text:p text:style-name="P103">How to upgrade the kernel?<text:line-break/>On RHEL/CentOS, use `yum update kernel` or manually install the kernel RPM package, then reboot the system.</text:p>
        </text:list-item>
        <text:list-item>
          <text:p text:style-name="P103">How to access a web page using a different port, e.g., 813? What changes will you make in the Apache config file?<text:line-break/>Update the `Listen` directive in the Apache configuration (`httpd.conf` or `ports.conf`) to `Listen 813` and ensure firewall rules allow access.</text:p>
        </text:list-item>
        <text:list-item>
          <text:p text:style-name="P103">What is the default port of Apache?<text:line-break/>The default port is **80** for HTTP and **443** for HTTPS.</text:p>
        </text:list-item>
        <text:list-item>
          <text:p text:style-name="P103">Can we add a virtual user in Samba?<text:line-break/>Yes, virtual users can be added using `smbpasswd` without creating a corresponding system user.</text:p>
        </text:list-item>
        <text:list-item>
          <text:p text:style-name="P103">How to create a virtual user?<text:line-break/>In Samba, create a user using `smbpasswd -a &lt;username&gt;`.</text:p>
        </text:list-item>
        <text:list-item>
          <text:p text:style-name="P103">Explain how to configure DNS.<text:line-break/>Edit the `/etc/named.conf` file (for BIND), define zones, set forwarders, and configure DNS records. Start the service using `systemctl start named`.</text:p>
        </text:list-item>
        <text:list-item>
          <text:p text:style-name="P103">How to resolve mutual RPM dependencies without yum?<text:line-break/>Install both RPMs in one command: `rpm -ivh a.rpm b.rpm`.</text:p>
        </text:list-item>
        <text:list-item>
          <text:p text:style-name="P103">What is KDump and what type of log does it capture?<text:line-break/> captures the contents of the crashed kernel's memory (a crash dump or a vmcore) and saves it into a file.<text:span text:style-name="T137">x</text:span></text:p>
        </text:list-item>
        <text:list-item>
          <text:p text:style-name="P103">Where is the kernel file present in the OS?** <text:s/><text:line-break/>The kernel file is typically located in `/boot/` (e.g., `vmlinuz`).</text:p>
        </text:list-item>
        <text:list-item>
          <text:p text:style-name="P103">How to add a user with the home directory `/abc`?<text:line-break/>Use `useradd -d /abc username`.</text:p>
        </text:list-item>
        <text:list-item>
          <text:p text:style-name="P103">What are the limitations of fdisk?<text:line-break/>`fdisk` cannot manage partitions larger than 2TB or work with GPT partition tables.</text:p>
        </text:list-item>
        <text:list-item>
          <text:p text:style-name="P103">How to disable iptables?<text:line-break/>Use `systemctl stop iptables` or `iptables -F` to disable or flush rules.</text:p>
        </text:list-item>
        <text:list-item>
          <text:p text:style-name="P103">What is the difference between a regular partition and an LVM partition?<text:line-break/>A **regular partition** is fixed in size, while an **LVM partition** allows for dynamic resizing and easier management.</text:p>
        </text:list-item>
        <text:list-item>
          <text:p text:style-name="P104"><text:soft-page-break/>What is the purpose of the xargs command in Linux?<text:line-break/> `xargs` builds and executes command lines from standard input, allowing users to pass arguments to commands efficiently.</text:p>
        </text:list-item>
        <text:list-item>
          <text:p text:style-name="P103"><text:span text:style-name="T134">E</text:span>xplain the purpose of the tr command in Linux.<text:line-break/>The `tr` command translates or deletes characters from standard input, often used for character replacement or data manipulation.</text:p>
        </text:list-item>
        <text:list-item>
          <text:p text:style-name="P103">How do you kill a process in Linux?<text:line-break/>Use `kill &lt;pid&gt;` to terminate a process by its process ID, or `killall &lt;process_name&gt;` to kill all instances of a specific process.</text:p>
        </text:list-item>
        <text:list-item>
          <text:p text:style-name="P103">How do you find the last modified date of a file in Linux?<text:line-break/>Use `stat &lt;file_name&gt;` or `ls -l &lt;file_name&gt;` to display the last modified date.</text:p>
        </text:list-item>
        <text:list-item>
          <text:p text:style-name="P103">How do you find the number of lines in a file in Linux?<text:line-break/>Use `wc -l &lt;file_name&gt;` to count the number of lines.<text:line-break/>Use `wc -w &lt;file_name&gt;` to count the number of words.<text:line-break/>Use `wc -c &lt;file_name&gt;` to count the number of characters.</text:p>
        </text:list-item>
        <text:list-item>
          <text:p text:style-name="P103">How do you sort a file in Linux?** <text:s/><text:line-break/>Use `sort &lt;file_name&gt;` to sort the contents of a file.</text:p>
        </text:list-item>
        <text:list-item>
          <text:p text:style-name="P103">How do you reverse the order of lines in a file in Linux?** <text:s/><text:line-break/>Use `tac &lt;file_name&gt;` to reverse the order of lines.</text:p>
        </text:list-item>
        <text:list-item>
          <text:p text:style-name="P103">How do you search for a string in a file in Linux?** <text:s/><text:line-break/>Use `grep 'search_string' &lt;file_name&gt;` to search for a specific string.</text:p>
        </text:list-item>
        <text:list-item>
          <text:p text:style-name="P103">How do you replace a string in a file in Linux?** <text:s/><text:line-break/>Use `sed -i 's/old_string/new_string/g' &lt;file_name&gt;` to replace a string in a file.</text:p>
        </text:list-item>
        <text:list-item>
          <text:p text:style-name="P103">How do you merge two files in Linux?** <text:s/><text:line-break/>Use `cat file1 file2 &gt; merged_file` to concatenate two files into one.</text:p>
        </text:list-item>
        <text:list-item>
          <text:p text:style-name="P103">How do you concatenate multiple files into one file in Linux?** <text:s/><text:line-break/>Use `cat file1 file2 &gt; combined_file` to combine multiple files into one.</text:p>
        </text:list-item>
        <text:list-item>
          <text:p text:style-name="P103">How do you compare two files in Linux?** <text:s/><text:line-break/>Use `diff file1 file2` to compare the contents of two files.</text:p>
        </text:list-item>
        <text:list-item>
          <text:p text:style-name="P103">How do you find the relative path of a file in Linux?** <text:s/><text:line-break/>Use `pwd` to get the current directory, then append the file name.</text:p>
        </text:list-item>
        <text:list-item>
          <text:p text:style-name="P103">How do you remove a hard link in Linux?** <text:s/><text:line-break/>Use `rm &lt;hard_link_name&gt;` to remove a hard link.</text:p>
        </text:list-item>
        <text:list-item>
          <text:p text:style-name="P103">How do you remove a soft link in Linux?** <text:s/><text:line-break/>Use `rm &lt;soft_link_name&gt;` to remove a symbolic link.</text:p>
        </text:list-item>
        <text:list-item>
          <text:p text:style-name="P103"><text:soft-page-break/>How do you find the target of a soft link in Linux?** <text:s/><text:line-break/>Use `readlink &lt;soft_link_name&gt;` to display the target path.</text:p>
        </text:list-item>
        <text:list-item>
          <text:p text:style-name="P103">How do you find the inode number of a file in Linux?** <text:s/><text:line-break/>Use `ls -i &lt;file_name&gt;` to view the inode number.</text:p>
        </text:list-item>
        <text:list-item>
          <text:p text:style-name="P103">How do you find the device name of a file in Linux?** <text:s/><text:line-break/>Use `ls -l &lt;file_name&gt;` or `stat &lt;file_name&gt;` to see the device name.</text:p>
        </text:list-item>
        <text:list-item>
          <text:p text:style-name="P103">How do you check the status of a file system in Linux?** <text:s/><text:line-break/>Use `fsck &lt;file_system&gt;` to check its status.</text:p>
        </text:list-item>
        <text:list-item>
          <text:p text:style-name="P103">How do you repair a file system in Linux?** <text:s/><text:line-break/>Use `fsck -y &lt;file_system&gt;` to repair it automatically.</text:p>
        </text:list-item>
        <text:list-item>
          <text:p text:style-name="P103">How do you check the network connectivity in Linux?** <text:s/><text:line-break/>Use `ping &lt;destination&gt;` to check connectivity.</text:p>
        </text:list-item>
        <text:list-item>
          <text:p text:style-name="P103">How do you find the IP address of another system in Linux?** <text:s/><text:line-break/>Use `ping &lt;hostname&gt;` or `nslookup &lt;hostname&gt;` to resolve the IP address.</text:p>
        </text:list-item>
        <text:list-item>
          <text:p text:style-name="P103">How do you ping another system in Linux?** <text:s/><text:line-break/>Use `ping &lt;ip_address_or_hostname&gt;` to send ICMP requests.</text:p>
        </text:list-item>
        <text:list-item>
          <text:p text:style-name="P103">How do you trace the route to another system in Linux?** <text:s/><text:line-break/>Use `traceroute &lt;ip_address_or_hostname&gt;` to track the route.</text:p>
        </text:list-item>
        <text:list-item>
          <text:p text:style-name="P103">How do you find the MAC address of another system in Linux?** <text:s/><text:line-break/>Use `arp -n &lt;ip_address&gt;` or `ip neighbor`.</text:p>
        </text:list-item>
        <text:list-item>
          <text:p text:style-name="P103">How do you scan for open ports on another system in Linux?** <text:s/><text:line-break/>Use `nmap &lt;ip_address&gt;` to scan for open ports.</text:p>
        </text:list-item>
        <text:list-item>
          <text:p text:style-name="P103">How do you connect to another system using SSH in Linux?** <text:s/><text:line-break/>Use `ssh &lt;username&gt;@&lt;ip_address&gt;` to establish an SSH connection.</text:p>
        </text:list-item>
        <text:list-item>
          <text:p text:style-name="P103">How do you transfer files between two systems using SCP in Linux?** <text:line-break/>Use `scp &lt;source_file&gt; &lt;username&gt;@&lt;destination&gt;:&lt;target_path&gt;` to transfer files.</text:p>
        </text:list-item>
        <text:list-item>
          <text:p text:style-name="P103">How do you add a user to a group in Linux?** <text:s/><text:line-break/>Use `usermod -aG &lt;group_name&gt; &lt;username&gt;` to add a user to a <text:span text:style-name="T134">group</text:span></text:p>
        </text:list-item>
        <text:list-item>
          <text:p text:style-name="P103"><text:span text:style-name="T134">H</text:span>ow do you remove a user from a group in Linux?** <text:s/><text:line-break/>Use `gpasswd -d &lt;username&gt; &lt;group_name&gt;` to remove a user from a group.</text:p>
        </text:list-item>
        <text:list-item>
          <text:p text:style-name="P103">How do you list the groups a user belongs to in Linux?** <text:s/><text:line-break/>Use `groups &lt;username&gt;` to list the groups.</text:p>
        </text:list-item>
        <text:list-item>
          <text:p text:style-name="P103">How do you lock a user account in Linux?** <text:s/><text:line-break/>Use `passwd -l &lt;username&gt;` to lock the account.</text:p>
        </text:list-item>
        <text:list-item>
          <text:p text:style-name="P104"><text:soft-page-break/>How do you unlock a user account in Linux?** <text:s/><text:line-break/>Use `passwd -u &lt;username&gt;` to unlock the account.</text:p>
        </text:list-item>
        <text:list-item>
          <text:p text:style-name="P103">How do you delete a user account in Linux?** <text:s/><text:line-break/>Use `userdel &lt;username&gt;` to delete the user account.</text:p>
        </text:list-item>
        <text:list-item>
          <text:p text:style-name="P103">How do you find the processes that are running as a particular user in Linux?** <text:s/><text:line-break/>Use `ps -u &lt;username&gt;` to list processes for that user.</text:p>
        </text:list-item>
        <text:list-item>
          <text:p text:style-name="P103">How do you find the processes that are listening on a particular port in Linux?** <text:s/><text:line-break/>Use `netstat -tuln | grep &lt;port_number&gt;` to find listening processes.</text:p>
        </text:list-item>
        <text:list-item>
          <text:p text:style-name="P103">How do you find the processes that are using a particular file in Linux?** <text:s/><text:line-break/>Use `lsof &lt;file_name&gt;` to list processes using that file.</text:p>
        </text:list-item>
        <text:list-item>
          <text:p text:style-name="P103">How do you find the processes that are consuming the most memory in Linux?**<text:line-break/>Use `ps aux --sort=-%mem | head` to display memory-consuming processes.</text:p>
        </text:list-item>
        <text:list-item>
          <text:p text:style-name="P103">How do you find the processes that are consuming the most network bandwidth in Li<text:span text:style-name="T134">n</text:span>ux?** <text:s/><text:line-break/>Use `iftop` or `nethogs` to monitor network bandwidth usage per process.</text:p>
        </text:list-item>
        <text:list-item>
          <text:p text:style-name="P103"><text:span text:style-name="T134">h</text:span>ow do you find the processes that are consuming the most disk I/O in Linux?** <text:s/><text:line-break/>Use `iotop` to view disk I/O usage by process. </text:p>
        </text:list-item>
        <text:list-item>
          <text:p text:style-name="P103">How do you find the processes that are running as root in Linux?** <text:s/><text:line-break/>Use `ps -u root` to list all processes running as root.</text:p>
        </text:list-item>
        <text:list-item>
          <text:p text:style-name="P104">How do you find the processes that are running as a service in Linux?<text:line-break/>Use `systemctl list-units --type=service` to list running services.</text:p>
        </text:list-item>
        <text:list-item>
          <text:p text:style-name="P105">What are physical extends in lvm<text:line-break/>The Physical Extents (PEs) are the smallest allocatable unit of space on a physical volume (disk). When a physical volume is added to a volume group, it is divided into PEs, which are typically the same size across all physical volumes in the group.</text:p>
        </text:list-item>
        <text:list-item>
          <text:p text:style-name="P103">What is the purpose of resolve.conf<text:line-break/>The /etc/resolv.conf file in Linux is used to configure the system’s DNS (Domain Name System) settings. It specifies the DNS servers that the system will use to resolve domain names into IP addresses.</text:p>
        </text:list-item>
        <text:list-item>
          <text:p text:style-name="P103">how to move pv ? Provide the steps<text:line-break/>rsync -av /data /backup/location #Backup Data:<text:line-break/><text:line-break/>pvs <text:s/>#Identify the Failing PV:<text:line-break/>vgdisplay<text:line-break/><text:line-break/>pvcreate /dev/sdc #Prepare a New PV</text:p>
          <text:p text:style-name="P103"><text:soft-page-break/>vgextend vg_name /dev/sdc<text:line-break/><text:line-break/>pvmove /dev/sdb /dev/sdc #Move Data from the Failing PV<text:line-break/><text:line-break/>vgreduce vg_name /dev/sdb #Remove the Failed PV<text:line-break/><text:line-break/>pvremove /dev/sdb #Remove the PV,</text:p>
        </text:list-item>
        <text:list-item>
          <text:p text:style-name="P103">what is the difference between process and thread<text:line-break/>Processes are independent programs with separate memory spaces.<text:line-break/>Threads are components of processes that share the same memory space, allowing for faster communication but potentially creating synchronization issues.</text:p>
        </text:list-item>
        <text:list-item>
          <text:p text:style-name="P103">How to change the port no of any service ?<text:line-break/>Identify the Service’s Configuration File:<text:line-break/>Each service has a configuration file where the port number is specified.<text:line-break/>Common configuration files include:<text:line-break/>Apache: /etc/httpd/conf/httpd.conf (or /etc/apache2/ports.conf)<text:line-break/>Nginx: /etc/nginx/nginx.conf or /etc/nginx/sites-available/default<text:line-break/>SSH: /etc/ssh/sshd_config<text:line-break/>MySQL: /etc/mysql/my.cnf (or /etc/my.cnf)<text:line-break/><text:line-break/>change the port no in config file<text:line-break/><text:line-break/>sudo systemctl restart &lt;service_name&gt;<text:line-break/><text:line-break/>sudo netstat -tuln | grep &lt;new_port&gt; <text:s/># Check with `netstat`<text:line-break/><text:line-break/>sudo firewall-cmd --add-port=&lt;new_port&gt;/tcp –permanent<text:line-break/>sudo firewall-cmd --reload<text:line-break/></text:p>
        </text:list-item>
        <text:list-item>
          <text:p text:style-name="P103">what are trouble shooting steps if my swap memory is full </text:p>
          <text:p text:style-name="P103">sudo swapoff -a <text:s text:c="4"/># Disable swap<text:line-break/>sudo swapon -a <text:s text:c="5"/># Re-enable swap<text:line-break/><text:line-break/>OR<text:line-break/><text:line-break/>sudo fallocate -l 2G /swapfile <text:s text:c="8"/># Allocate a 2GB swap file<text:line-break/>sudo chmod 600 /swapfile <text:s text:c="14"/># Secure the swap file permissions<text:line-break/>sudo mkswap /swapfile <text:s text:c="17"/># Set up the file as swap space<text:line-break/>sudo swapon /swapfile <text:s text:c="17"/># Enable the swap file</text:p>
        </text:list-item>
        <text:list-item>
          <text:p text:style-name="P103">What is Anacron in linux?<text:line-break/>Purpose: Designed to handle periodic tasks on systems that may not be running all the time (e.g., desktops or laptops).<text:line-break/>Runs missed jobs when the system powers on<text:line-break/><text:soft-page-break/>/etc/anacrontab<text:line-break/>Laptops, desktops, intermittent-use systems</text:p>
        </text:list-item>
        <text:list-item>
          <text:p text:style-name="P103">how to set time in linux<text:line-break/>timedatectl set-time 2024-10-28</text:p>
        </text:list-item>
        <text:list-item>
          <text:p text:style-name="P103">how to copy filesystem in linux <text:line-break/>dd if=/dev/sdX bs=4M | ssh root@remote_ip "dd of=/dev/sdY bs=4M"</text:p>
        </text:list-item>
        <text:list-item>
          <text:p text:style-name="P103">The file system on one of your Linux servers has become corrupted. What steps would you take to recover from this situation?<text:line-break/>fsck, examining dmesg logs for file system errors, and restoring from backups</text:p>
        </text:list-item>
        <text:list-item>
          <text:p text:style-name="P114"><text:span text:style-name="T95">how would you troubleshoot if you are out of inodes<text:line-break/>df -i<text:line-break/></text:span><text:span text:style-name="Strong_20_Emphasis"><text:span text:style-name="T95">Delete Unnecessary Files<text:line-break/>sudo rm -rf /var/log/old_logs/* <text:s text:c="8"/># Example: remove old logs<text:line-break/>sudo rm -rf /tmp/* <text:s text:c="21"/># Example: clear the /tmp directory</text:span></text:span></text:p>
          <text:p text:style-name="P114"><text:span text:style-name="Strong_20_Emphasis"><text:span text:style-name="T95">Filesystems like </text:span></text:span><text:span text:style-name="Strong_20_Emphasis"><text:span text:style-name="Source_20_Text"><text:span text:style-name="T95">XFS</text:span></text:span></text:span><text:span text:style-name="Strong_20_Emphasis"><text:span text:style-name="T95"> or </text:span></text:span><text:span text:style-name="Strong_20_Emphasis"><text:span text:style-name="Source_20_Text"><text:span text:style-name="T95">Btrfs</text:span></text:span></text:span><text:span text:style-name="Strong_20_Emphasis"><text:span text:style-name="T95"> may handle large numbers of files more efficiently than </text:span></text:span><text:span text:style-name="Strong_20_Emphasis"><text:span text:style-name="Source_20_Text"><text:span text:style-name="T95">ext4</text:span></text:span></text:span><text:span text:style-name="Strong_20_Emphasis"><text:span text:style-name="T95"><text:line-break/>Clear Package Cache</text:span></text:span></text:p>
        </text:list-item>
        <text:list-item>
          <text:p text:style-name="P114"><text:span text:style-name="Strong_20_Emphasis"><text:span text:style-name="T95">Find number of hardlinks created from one file <text:line-break/>sudo find / -xdev -samefile test.txt</text:span></text:span></text:p>
        </text:list-item>
        <text:list-item>
          <text:p text:style-name="P114"><text:span text:style-name="Strong_20_Emphasis"><text:span text:style-name="T95">How to enforce a user to change the password<text:line-break/>chage -d 0 vaibhavg</text:span></text:span></text:p>
        </text:list-item>
        <text:list-item>
          <text:p text:style-name="P114"><text:span text:style-name="Strong_20_Emphasis"><text:span text:style-name="T95">how to change the home directory of any user ?<text:line-break/>mkdir –mode=700 /usr/tom<text:line-break/>chown tom:tom /usr/tom<text:line-break/>usermod -d /usr/tom tom<text:line-break/>cat /etc/passwd</text:span></text:span></text:p>
        </text:list-item>
        <text:list-item>
          <text:p text:style-name="P114"><text:span text:style-name="Strong_20_Emphasis"><text:span text:style-name="T95">how to change the home of all users in future<text:line-break/>vim /etc/default/useradd<text:line-break/><text:line-break/>HOME=/opt</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11-12T06:38:22.849066337</dc:date>
    <meta:editing-duration>P4DT6H57M51S</meta:editing-duration>
    <meta:editing-cycles>278</meta:editing-cycles>
    <meta:generator>LibreOffice/24.2.6.2$Linux_X86_64 LibreOffice_project/420$Build-2</meta:generator>
    <meta:document-statistic meta:table-count="10" meta:image-count="0" meta:object-count="0" meta:page-count="39" meta:paragraph-count="731" meta:word-count="13855" meta:character-count="83318" meta:non-whitespace-character-count="69911"/>
  </office:meta>
</office:document-meta>
</file>